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368" calcext:value-type="float">
            <text:p>-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3304" calcext:value-type="float">
            <text:p>-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8544" calcext:value-type="float">
            <text:p>-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8544" calcext:value-type="float">
            <text:p>-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0736" calcext:value-type="float">
            <text:p>-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6832" calcext:value-type="float">
            <text:p>-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79024" calcext:value-type="float">
            <text:p>-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72928" calcext:value-type="float">
            <text:p>-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72928" calcext:value-type="float">
            <text:p>-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88168" calcext:value-type="float">
            <text:p>-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18648" calcext:value-type="float">
            <text:p>-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084" calcext:value-type="float">
            <text:p>-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06456" calcext:value-type="float">
            <text:p>-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988" calcext:value-type="float">
            <text:p>-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51592" calcext:value-type="float">
            <text:p>-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18064" calcext:value-type="float">
            <text:p>-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81488" calcext:value-type="float">
            <text:p>-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75976" calcext:value-type="float">
            <text:p>-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5224" calcext:value-type="float">
            <text:p>-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0464" calcext:value-type="float">
            <text:p>-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64368" calcext:value-type="float">
            <text:p>-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156" calcext:value-type="float">
            <text:p>-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09504" calcext:value-type="float">
            <text:p>-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88168" calcext:value-type="float">
            <text:p>-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3888" calcext:value-type="float">
            <text:p>-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8272" calcext:value-type="float">
            <text:p>-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5224" calcext:value-type="float">
            <text:p>-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0464" calcext:value-type="float">
            <text:p>-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9232" calcext:value-type="float">
            <text:p>-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5276" calcext:value-type="float">
            <text:p>-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2228" calcext:value-type="float">
            <text:p>-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34472" calcext:value-type="float">
            <text:p>-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67416" calcext:value-type="float">
            <text:p>-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27792" calcext:value-type="float">
            <text:p>-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24744" calcext:value-type="float">
            <text:p>-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9984" calcext:value-type="float">
            <text:p>-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3512" calcext:value-type="float">
            <text:p>-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82656" calcext:value-type="float">
            <text:p>-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67416" calcext:value-type="float">
            <text:p>-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97896" calcext:value-type="float">
            <text:p>-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00944" calcext:value-type="float">
            <text:p>-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9232" calcext:value-type="float">
            <text:p>-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3752" calcext:value-type="float">
            <text:p>-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6184" calcext:value-type="float">
            <text:p>-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0704" calcext:value-type="float">
            <text:p>-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9232" calcext:value-type="float">
            <text:p>-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4952" calcext:value-type="float">
            <text:p>-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71048" calcext:value-type="float">
            <text:p>-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9232" calcext:value-type="float">
            <text:p>-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67416" calcext:value-type="float">
            <text:p>-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3512" calcext:value-type="float">
            <text:p>-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0464" calcext:value-type="float">
            <text:p>-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3512" calcext:value-type="float">
            <text:p>-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94848" calcext:value-type="float">
            <text:p>-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03992" calcext:value-type="float">
            <text:p>-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9608" calcext:value-type="float">
            <text:p>-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3512" calcext:value-type="float">
            <text:p>-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03992" calcext:value-type="float">
            <text:p>-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2228" calcext:value-type="float">
            <text:p>-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656" calcext:value-type="float">
            <text:p>-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8272" calcext:value-type="float">
            <text:p>-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67416" calcext:value-type="float">
            <text:p>-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64368" calcext:value-type="float">
            <text:p>-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8272" calcext:value-type="float">
            <text:p>-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5224" calcext:value-type="float">
            <text:p>-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9-10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94" calcext:value-type="float">
            <text:p>-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0256" calcext:value-type="float">
            <text:p>-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6352" calcext:value-type="float">
            <text:p>-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94" calcext:value-type="float">
            <text:p>-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3784" calcext:value-type="float">
            <text:p>-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6832" calcext:value-type="float">
            <text:p>-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5464" calcext:value-type="float">
            <text:p>-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3304" calcext:value-type="float">
            <text:p>-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0892" calcext:value-type="float">
            <text:p>-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6728" calcext:value-type="float">
            <text:p>-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72344" calcext:value-type="float">
            <text:p>-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75392" calcext:value-type="float">
            <text:p>-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9296" calcext:value-type="float">
            <text:p>-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87584" calcext:value-type="float">
            <text:p>-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11968" calcext:value-type="float">
            <text:p>-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3304" calcext:value-type="float">
            <text:p>-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1112" calcext:value-type="float">
            <text:p>-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02824" calcext:value-type="float">
            <text:p>-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1112" calcext:value-type="float">
            <text:p>-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1112" calcext:value-type="float">
            <text:p>-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9296" calcext:value-type="float">
            <text:p>-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32" calcext:value-type="float">
            <text:p>-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0152" calcext:value-type="float">
            <text:p>-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0528" calcext:value-type="float">
            <text:p>-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11384" calcext:value-type="float">
            <text:p>-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6624" calcext:value-type="float">
            <text:p>-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272" calcext:value-type="float">
            <text:p>-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6624" calcext:value-type="float">
            <text:p>-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272" calcext:value-type="float">
            <text:p>-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796" calcext:value-type="float">
            <text:p>-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8816" calcext:value-type="float">
            <text:p>-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6624" calcext:value-type="float">
            <text:p>-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96144" calcext:value-type="float">
            <text:p>-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83952" calcext:value-type="float">
            <text:p>-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08336" calcext:value-type="float">
            <text:p>-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796" calcext:value-type="float">
            <text:p>-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1864" calcext:value-type="float">
            <text:p>-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0224" calcext:value-type="float">
            <text:p>-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08336" calcext:value-type="float">
            <text:p>-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9672" calcext:value-type="float">
            <text:p>-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4912" calcext:value-type="float">
            <text:p>-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1008" calcext:value-type="float">
            <text:p>-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1008" calcext:value-type="float">
            <text:p>-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5768" calcext:value-type="float">
            <text:p>-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8816" calcext:value-type="float">
            <text:p>-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8816" calcext:value-type="float">
            <text:p>-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1864" calcext:value-type="float">
            <text:p>-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32" calcext:value-type="float">
            <text:p>-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0152" calcext:value-type="float">
            <text:p>-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8816" calcext:value-type="float">
            <text:p>-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272" calcext:value-type="float">
            <text:p>-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08336" calcext:value-type="float">
            <text:p>-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08336" calcext:value-type="float">
            <text:p>-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0528" calcext:value-type="float">
            <text:p>-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16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8816" calcext:value-type="float">
            <text:p>-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4912" calcext:value-type="float">
            <text:p>-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5768" calcext:value-type="float">
            <text:p>-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3576" calcext:value-type="float">
            <text:p>-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99192" calcext:value-type="float">
            <text:p>-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87" calcext:value-type="float">
            <text:p>-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99192" calcext:value-type="float">
            <text:p>-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87" calcext:value-type="float">
            <text:p>-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93096" calcext:value-type="float">
            <text:p>-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05288" calcext:value-type="float">
            <text:p>-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1008" calcext:value-type="float">
            <text:p>-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6248" calcext:value-type="float">
            <text:p>-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796" calcext:value-type="float">
            <text:p>-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8816" calcext:value-type="float">
            <text:p>-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6624" calcext:value-type="float">
            <text:p>-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1748" calcext:value-type="float">
            <text:p>-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272" calcext:value-type="float">
            <text:p>-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272" calcext:value-type="float">
            <text:p>-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3576" calcext:value-type="float">
            <text:p>-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272" calcext:value-type="float">
            <text:p>-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4056" calcext:value-type="float">
            <text:p>-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4912" calcext:value-type="float">
            <text:p>-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272" calcext:value-type="float">
            <text:p>-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5768" calcext:value-type="float">
            <text:p>-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1864" calcext:value-type="float">
            <text:p>-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4056" calcext:value-type="float">
            <text:p>-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0152" calcext:value-type="float">
            <text:p>-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4912" calcext:value-type="float">
            <text:p>-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5768" calcext:value-type="float">
            <text:p>-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1864" calcext:value-type="float">
            <text:p>-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1864" calcext:value-type="float">
            <text:p>-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0528" calcext:value-type="float">
            <text:p>-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0528" calcext:value-type="float">
            <text:p>-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272" calcext:value-type="float">
            <text:p>-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9672" calcext:value-type="float">
            <text:p>-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0528" calcext:value-type="float">
            <text:p>-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5768" calcext:value-type="float">
            <text:p>-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1008" calcext:value-type="float">
            <text:p>-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6248" calcext:value-type="float">
            <text:p>-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32" calcext:value-type="float">
            <text:p>-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796" calcext:value-type="float">
            <text:p>-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3576" calcext:value-type="float">
            <text:p>-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796" calcext:value-type="float">
            <text:p>-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272" calcext:value-type="float">
            <text:p>-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1008" calcext:value-type="float">
            <text:p>-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32" calcext:value-type="float">
            <text:p>-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9296" calcext:value-type="float">
            <text:p>-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6248" calcext:value-type="float">
            <text:p>-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1864" calcext:value-type="float">
            <text:p>-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0152" calcext:value-type="float">
            <text:p>-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368" calcext:value-type="float">
            <text:p>-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6728" calcext:value-type="float">
            <text:p>-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9776" calcext:value-type="float">
            <text:p>-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0892" calcext:value-type="float">
            <text:p>-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0256" calcext:value-type="float">
            <text:p>-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8544" calcext:value-type="float">
            <text:p>-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3784" calcext:value-type="float">
            <text:p>-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82072" calcext:value-type="float">
            <text:p>-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988" calcext:value-type="float">
            <text:p>-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3784" calcext:value-type="float">
            <text:p>-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0736" calcext:value-type="float">
            <text:p>-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72928" calcext:value-type="float">
            <text:p>-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79024" calcext:value-type="float">
            <text:p>-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1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0892" calcext:value-type="float">
            <text:p>-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5496" calcext:value-type="float">
            <text:p>-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6352" calcext:value-type="float">
            <text:p>-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416" calcext:value-type="float">
            <text:p>-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7208" calcext:value-type="float">
            <text:p>-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8544" calcext:value-type="float">
            <text:p>-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57688" calcext:value-type="float">
            <text:p>-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51592" calcext:value-type="float">
            <text:p>-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3784" calcext:value-type="float">
            <text:p>-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03408" calcext:value-type="float">
            <text:p>-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3888" calcext:value-type="float">
            <text:p>-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27792" calcext:value-type="float">
            <text:p>-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18648" calcext:value-type="float">
            <text:p>-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18648" calcext:value-type="float">
            <text:p>-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084" calcext:value-type="float">
            <text:p>-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6936" calcext:value-type="float">
            <text:p>-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3512" calcext:value-type="float">
            <text:p>-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0704" calcext:value-type="float">
            <text:p>-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28376" calcext:value-type="float">
            <text:p>-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28376" calcext:value-type="float">
            <text:p>-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3752" calcext:value-type="float">
            <text:p>-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55808" calcext:value-type="float">
            <text:p>-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4952" calcext:value-type="float">
            <text:p>-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1904" calcext:value-type="float">
            <text:p>-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1904" calcext:value-type="float">
            <text:p>-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74096" calcext:value-type="float">
            <text:p>-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04576" calcext:value-type="float">
            <text:p>-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38104" calcext:value-type="float">
            <text:p>-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65536" calcext:value-type="float">
            <text:p>-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8992" calcext:value-type="float">
            <text:p>-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92968" calcext:value-type="float">
            <text:p>-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4304" calcext:value-type="float">
            <text:p>-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44784" calcext:value-type="float">
            <text:p>-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3072" calcext:value-type="float">
            <text:p>-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9168" calcext:value-type="float">
            <text:p>-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612" calcext:value-type="float">
            <text:p>-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3552" calcext:value-type="float">
            <text:p>-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3176" calcext:value-type="float">
            <text:p>-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1184" calcext:value-type="float">
            <text:p>-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3552" calcext:value-type="float">
            <text:p>-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8136" calcext:value-type="float">
            <text:p>-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1184" calcext:value-type="float">
            <text:p>-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0128" calcext:value-type="float">
            <text:p>-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756" calcext:value-type="float">
            <text:p>-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8896" calcext:value-type="float">
            <text:p>-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45368" calcext:value-type="float">
            <text:p>-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3176" calcext:value-type="float">
            <text:p>-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0128" calcext:value-type="float">
            <text:p>-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0128" calcext:value-type="float">
            <text:p>-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3656" calcext:value-type="float">
            <text:p>-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4992" calcext:value-type="float">
            <text:p>-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804" calcext:value-type="float">
            <text:p>-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28" calcext:value-type="float">
            <text:p>-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9752" calcext:value-type="float">
            <text:p>-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6704" calcext:value-type="float">
            <text:p>-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27664" calcext:value-type="float">
            <text:p>-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94136" calcext:value-type="float">
            <text:p>-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1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9752" calcext:value-type="float">
            <text:p>-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05744" calcext:value-type="float">
            <text:p>-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1944" calcext:value-type="float">
            <text:p>-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804" calcext:value-type="float">
            <text:p>-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1464" calcext:value-type="float">
            <text:p>-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1464" calcext:value-type="float">
            <text:p>-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6704" calcext:value-type="float">
            <text:p>-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8896" calcext:value-type="float">
            <text:p>-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24616" calcext:value-type="float">
            <text:p>-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48416" calcext:value-type="float">
            <text:p>-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6224" calcext:value-type="float">
            <text:p>-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0128" calcext:value-type="float">
            <text:p>-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45368" calcext:value-type="float">
            <text:p>-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6808" calcext:value-type="float">
            <text:p>-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3656" calcext:value-type="float">
            <text:p>-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6224" calcext:value-type="float">
            <text:p>-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756" calcext:value-type="float">
            <text:p>-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97184" calcext:value-type="float">
            <text:p>-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4992" calcext:value-type="float">
            <text:p>-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91088" calcext:value-type="float">
            <text:p>-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12424" calcext:value-type="float">
            <text:p>-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9856" calcext:value-type="float">
            <text:p>-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3656" calcext:value-type="float">
            <text:p>-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0128" calcext:value-type="float">
            <text:p>-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5264" calcext:value-type="float">
            <text:p>-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53928" calcext:value-type="float">
            <text:p>-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3176" calcext:value-type="float">
            <text:p>-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3656" calcext:value-type="float">
            <text:p>-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4032" calcext:value-type="float">
            <text:p>-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708" calcext:value-type="float">
            <text:p>-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15472" calcext:value-type="float">
            <text:p>-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1944" calcext:value-type="float">
            <text:p>-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08792" calcext:value-type="float">
            <text:p>-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91088" calcext:value-type="float">
            <text:p>-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55096" calcext:value-type="float">
            <text:p>-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9376" calcext:value-type="float">
            <text:p>-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28" calcext:value-type="float">
            <text:p>-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91088" calcext:value-type="float">
            <text:p>-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97184" calcext:value-type="float">
            <text:p>-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4992" calcext:value-type="float">
            <text:p>-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9376" calcext:value-type="float">
            <text:p>-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0232" calcext:value-type="float">
            <text:p>-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91088" calcext:value-type="float">
            <text:p>-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5848" calcext:value-type="float">
            <text:p>-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48416" calcext:value-type="float">
            <text:p>-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0608" calcext:value-type="float">
            <text:p>-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804" calcext:value-type="float">
            <text:p>-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45368" calcext:value-type="float">
            <text:p>-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1464" calcext:value-type="float">
            <text:p>-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4512" calcext:value-type="float">
            <text:p>-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4032" calcext:value-type="float">
            <text:p>-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0024" calcext:value-type="float">
            <text:p>-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38688" calcext:value-type="float">
            <text:p>-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3072" calcext:value-type="float">
            <text:p>-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5264" calcext:value-type="float">
            <text:p>-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612" calcext:value-type="float">
            <text:p>-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44784" calcext:value-type="float">
            <text:p>-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7352" calcext:value-type="float">
            <text:p>-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6224" calcext:value-type="float">
            <text:p>-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3176" calcext:value-type="float">
            <text:p>-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2216" calcext:value-type="float">
            <text:p>-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53928" calcext:value-type="float">
            <text:p>-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4304" calcext:value-type="float">
            <text:p>-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14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6496" calcext:value-type="float">
            <text:p>-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5088" calcext:value-type="float">
            <text:p>-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56976" calcext:value-type="float">
            <text:p>-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3552" calcext:value-type="float">
            <text:p>-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5264" calcext:value-type="float">
            <text:p>-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0516" calcext:value-type="float">
            <text:p>-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02112" calcext:value-type="float">
            <text:p>-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96016" calcext:value-type="float">
            <text:p>-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2216" calcext:value-type="float">
            <text:p>-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92968" calcext:value-type="float">
            <text:p>-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62488" calcext:value-type="float">
            <text:p>-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92968" calcext:value-type="float">
            <text:p>-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83824" calcext:value-type="float">
            <text:p>-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9544" calcext:value-type="float">
            <text:p>-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05744" calcext:value-type="float">
            <text:p>-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0504" calcext:value-type="float">
            <text:p>-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8312" calcext:value-type="float">
            <text:p>-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5088" calcext:value-type="float">
            <text:p>-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44784" calcext:value-type="float">
            <text:p>-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32592" calcext:value-type="float">
            <text:p>-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1256" calcext:value-type="float">
            <text:p>-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99064" calcext:value-type="float">
            <text:p>-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77728" calcext:value-type="float">
            <text:p>-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7468" calcext:value-type="float">
            <text:p>-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92968" calcext:value-type="float">
            <text:p>-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3448" calcext:value-type="float">
            <text:p>-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04" calcext:value-type="float">
            <text:p>-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02112" calcext:value-type="float">
            <text:p>-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86872" calcext:value-type="float">
            <text:p>-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83824" calcext:value-type="float">
            <text:p>-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7468" calcext:value-type="float">
            <text:p>-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56392" calcext:value-type="float">
            <text:p>-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19816" calcext:value-type="float">
            <text:p>-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1372" calcext:value-type="float">
            <text:p>-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4304" calcext:value-type="float">
            <text:p>-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3448" calcext:value-type="float">
            <text:p>-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96016" calcext:value-type="float">
            <text:p>-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71632" calcext:value-type="float">
            <text:p>-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5944" calcext:value-type="float">
            <text:p>-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77728" calcext:value-type="float">
            <text:p>-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92968" calcext:value-type="float">
            <text:p>-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5944" calcext:value-type="float">
            <text:p>-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442" calcext:value-type="float">
            <text:p>-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80776" calcext:value-type="float">
            <text:p>-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08208" calcext:value-type="float">
            <text:p>-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08208" calcext:value-type="float">
            <text:p>-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41736" calcext:value-type="float">
            <text:p>-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84408" calcext:value-type="float">
            <text:p>-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3072" calcext:value-type="float">
            <text:p>-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32592" calcext:value-type="float">
            <text:p>-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7352" calcext:value-type="float">
            <text:p>-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32592" calcext:value-type="float">
            <text:p>-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56976" calcext:value-type="float">
            <text:p>-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84408" calcext:value-type="float">
            <text:p>-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05744" calcext:value-type="float">
            <text:p>-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2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15472" calcext:value-type="float">
            <text:p>-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3552" calcext:value-type="float">
            <text:p>-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5264" calcext:value-type="float">
            <text:p>-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612" calcext:value-type="float">
            <text:p>-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3552" calcext:value-type="float">
            <text:p>-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02696" calcext:value-type="float">
            <text:p>-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1184" calcext:value-type="float">
            <text:p>-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9168" calcext:value-type="float">
            <text:p>-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2216" calcext:value-type="float">
            <text:p>-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5264" calcext:value-type="float">
            <text:p>-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3564" calcext:value-type="float">
            <text:p>-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08208" calcext:value-type="float">
            <text:p>-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7352" calcext:value-type="float">
            <text:p>-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04" calcext:value-type="float">
            <text:p>-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6496" calcext:value-type="float">
            <text:p>-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6496" calcext:value-type="float">
            <text:p>-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7352" calcext:value-type="float">
            <text:p>-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86872" calcext:value-type="float">
            <text:p>-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71632" calcext:value-type="float">
            <text:p>-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7468" calcext:value-type="float">
            <text:p>-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62488" calcext:value-type="float">
            <text:p>-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53344" calcext:value-type="float">
            <text:p>-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62488" calcext:value-type="float">
            <text:p>-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56392" calcext:value-type="float">
            <text:p>-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56392" calcext:value-type="float">
            <text:p>-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442" calcext:value-type="float">
            <text:p>-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56392" calcext:value-type="float">
            <text:p>-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83824" calcext:value-type="float">
            <text:p>-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2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3564" calcext:value-type="float">
            <text:p>-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2896" calcext:value-type="float">
            <text:p>-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10672" calcext:value-type="float">
            <text:p>-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71048" calcext:value-type="float">
            <text:p>-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31424" calcext:value-type="float">
            <text:p>-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9232" calcext:value-type="float">
            <text:p>-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31424" calcext:value-type="float">
            <text:p>-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49712" calcext:value-type="float">
            <text:p>-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74096" calcext:value-type="float">
            <text:p>-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74096" calcext:value-type="float">
            <text:p>-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71048" calcext:value-type="float">
            <text:p>-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8" calcext:value-type="float">
            <text:p>-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71048" calcext:value-type="float">
            <text:p>-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71632" calcext:value-type="float">
            <text:p>-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19816" calcext:value-type="float">
            <text:p>-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9848" calcext:value-type="float">
            <text:p>-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74096" calcext:value-type="float">
            <text:p>-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43616" calcext:value-type="float">
            <text:p>-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25328" calcext:value-type="float">
            <text:p>-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3136" calcext:value-type="float">
            <text:p>-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25328" calcext:value-type="float">
            <text:p>-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31424" calcext:value-type="float">
            <text:p>-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9232" calcext:value-type="float">
            <text:p>-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0704" calcext:value-type="float">
            <text:p>-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0704" calcext:value-type="float">
            <text:p>-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03992" calcext:value-type="float">
            <text:p>-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0192" calcext:value-type="float">
            <text:p>-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6288" calcext:value-type="float">
            <text:p>-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0088" calcext:value-type="float">
            <text:p>-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88752" calcext:value-type="float">
            <text:p>-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82656" calcext:value-type="float">
            <text:p>-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82656" calcext:value-type="float">
            <text:p>-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3512" calcext:value-type="float">
            <text:p>-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656" calcext:value-type="float">
            <text:p>-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6132" calcext:value-type="float">
            <text:p>-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9984" calcext:value-type="float">
            <text:p>-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21696" calcext:value-type="float">
            <text:p>-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084" calcext:value-type="float">
            <text:p>-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27792" calcext:value-type="float">
            <text:p>-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06456" calcext:value-type="float">
            <text:p>-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91216" calcext:value-type="float">
            <text:p>-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8512" calcext:value-type="float">
            <text:p>-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3784" calcext:value-type="float">
            <text:p>-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2448" calcext:value-type="float">
            <text:p>-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11968" calcext:value-type="float">
            <text:p>-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11968" calcext:value-type="float">
            <text:p>-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7208" calcext:value-type="float">
            <text:p>-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18064" calcext:value-type="float">
            <text:p>-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87584" calcext:value-type="float">
            <text:p>-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6248" calcext:value-type="float">
            <text:p>-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4056" calcext:value-type="float">
            <text:p>-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32" calcext:value-type="float">
            <text:p>-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0152" calcext:value-type="float">
            <text:p>-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6624" calcext:value-type="float">
            <text:p>-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08336" calcext:value-type="float">
            <text:p>-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0224" calcext:value-type="float">
            <text:p>-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05288" calcext:value-type="float">
            <text:p>-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08336" calcext:value-type="float">
            <text:p>-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0224" calcext:value-type="float">
            <text:p>-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08336" calcext:value-type="float">
            <text:p>-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0224" calcext:value-type="float">
            <text:p>-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05288" calcext:value-type="float">
            <text:p>-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0528" calcext:value-type="float">
            <text:p>-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1748" calcext:value-type="float">
            <text:p>-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272" calcext:value-type="float">
            <text:p>-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3576" calcext:value-type="float">
            <text:p>-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1748" calcext:value-type="float">
            <text:p>-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0224" calcext:value-type="float">
            <text:p>-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87" calcext:value-type="float">
            <text:p>-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15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29088" calcext:value-type="float">
            <text:p>-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13848" calcext:value-type="float">
            <text:p>-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89464" calcext:value-type="float">
            <text:p>-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62032" calcext:value-type="float">
            <text:p>-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46792" calcext:value-type="float">
            <text:p>-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52888" calcext:value-type="float">
            <text:p>-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74224" calcext:value-type="float">
            <text:p>-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32136" calcext:value-type="float">
            <text:p>-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2604" calcext:value-type="float">
            <text:p>-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04704" calcext:value-type="float">
            <text:p>-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01656" calcext:value-type="float">
            <text:p>-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22408" calcext:value-type="float">
            <text:p>-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16312" calcext:value-type="float">
            <text:p>-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94976" calcext:value-type="float">
            <text:p>-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94976" calcext:value-type="float">
            <text:p>-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94976" calcext:value-type="float">
            <text:p>-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10216" calcext:value-type="float">
            <text:p>-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07168" calcext:value-type="float">
            <text:p>-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01072" calcext:value-type="float">
            <text:p>-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82784" calcext:value-type="float">
            <text:p>-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70592" calcext:value-type="float">
            <text:p>-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37064" calcext:value-type="float">
            <text:p>-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40112" calcext:value-type="float">
            <text:p>-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67544" calcext:value-type="float">
            <text:p>-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67544" calcext:value-type="float">
            <text:p>-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52304" calcext:value-type="float">
            <text:p>-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37064" calcext:value-type="float">
            <text:p>-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34016" calcext:value-type="float">
            <text:p>-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584" calcext:value-type="float">
            <text:p>-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584" calcext:value-type="float">
            <text:p>-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61448" calcext:value-type="float">
            <text:p>-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64496" calcext:value-type="float">
            <text:p>-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55352" calcext:value-type="float">
            <text:p>-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61448" calcext:value-type="float">
            <text:p>-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07168" calcext:value-type="float">
            <text:p>-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22408" calcext:value-type="float">
            <text:p>-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07168" calcext:value-type="float">
            <text:p>-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07168" calcext:value-type="float">
            <text:p>-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07168" calcext:value-type="float">
            <text:p>-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31552" calcext:value-type="float">
            <text:p>-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46792" calcext:value-type="float">
            <text:p>-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58984" calcext:value-type="float">
            <text:p>-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43744" calcext:value-type="float">
            <text:p>-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346" calcext:value-type="float">
            <text:p>-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31552" calcext:value-type="float">
            <text:p>-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346" calcext:value-type="float">
            <text:p>-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1936" calcext:value-type="float">
            <text:p>-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16312" calcext:value-type="float">
            <text:p>-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43744" calcext:value-type="float">
            <text:p>-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6508" calcext:value-type="float">
            <text:p>-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68128" calcext:value-type="float">
            <text:p>-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55936" calcext:value-type="float">
            <text:p>-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55936" calcext:value-type="float">
            <text:p>-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77272" calcext:value-type="float">
            <text:p>-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71176" calcext:value-type="float">
            <text:p>-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98608" calcext:value-type="float">
            <text:p>-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89464" calcext:value-type="float">
            <text:p>-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19944" calcext:value-type="float">
            <text:p>-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47376" calcext:value-type="float">
            <text:p>-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5652" calcext:value-type="float">
            <text:p>-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7176" calcext:value-type="float">
            <text:p>-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14432" calcext:value-type="float">
            <text:p>-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1008" calcext:value-type="float">
            <text:p>-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13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74808" calcext:value-type="float">
            <text:p>-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14432" calcext:value-type="float">
            <text:p>-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4912" calcext:value-type="float">
            <text:p>-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9296" calcext:value-type="float">
            <text:p>-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75392" calcext:value-type="float">
            <text:p>-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81488" calcext:value-type="float">
            <text:p>-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02824" calcext:value-type="float">
            <text:p>-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1112" calcext:value-type="float">
            <text:p>-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15016" calcext:value-type="float">
            <text:p>-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416" calcext:value-type="float">
            <text:p>-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0256" calcext:value-type="float">
            <text:p>-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1112" calcext:value-type="float">
            <text:p>-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416" calcext:value-type="float">
            <text:p>-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3304" calcext:value-type="float">
            <text:p>-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3784" calcext:value-type="float">
            <text:p>-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75976" calcext:value-type="float">
            <text:p>-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94264" calcext:value-type="float">
            <text:p>-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156" calcext:value-type="float">
            <text:p>-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6936" calcext:value-type="float">
            <text:p>-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3888" calcext:value-type="float">
            <text:p>-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4608" calcext:value-type="float">
            <text:p>-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43032" calcext:value-type="float">
            <text:p>-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8272" calcext:value-type="float">
            <text:p>-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9608" calcext:value-type="float">
            <text:p>-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918" calcext:value-type="float">
            <text:p>-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9608" calcext:value-type="float">
            <text:p>-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0464" calcext:value-type="float">
            <text:p>-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82656" calcext:value-type="float">
            <text:p>-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97896" calcext:value-type="float">
            <text:p>-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00944" calcext:value-type="float">
            <text:p>-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3136" calcext:value-type="float">
            <text:p>-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67416" calcext:value-type="float">
            <text:p>-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82656" calcext:value-type="float">
            <text:p>-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9232" calcext:value-type="float">
            <text:p>-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3136" calcext:value-type="float">
            <text:p>-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28376" calcext:value-type="float">
            <text:p>-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58856" calcext:value-type="float">
            <text:p>-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74096" calcext:value-type="float">
            <text:p>-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8" calcext:value-type="float">
            <text:p>-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324" calcext:value-type="float">
            <text:p>-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9848" calcext:value-type="float">
            <text:p>-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2896" calcext:value-type="float">
            <text:p>-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50296" calcext:value-type="float">
            <text:p>-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62488" calcext:value-type="float">
            <text:p>-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56392" calcext:value-type="float">
            <text:p>-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47248" calcext:value-type="float">
            <text:p>-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38104" calcext:value-type="float">
            <text:p>-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47248" calcext:value-type="float">
            <text:p>-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77728" calcext:value-type="float">
            <text:p>-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96016" calcext:value-type="float">
            <text:p>-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1256" calcext:value-type="float">
            <text:p>-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7352" calcext:value-type="float">
            <text:p>-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3072" calcext:value-type="float">
            <text:p>-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84408" calcext:value-type="float">
            <text:p>-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66" calcext:value-type="float">
            <text:p>-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66" calcext:value-type="float">
            <text:p>-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66" calcext:value-type="float">
            <text:p>-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5264" calcext:value-type="float">
            <text:p>-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5264" calcext:value-type="float">
            <text:p>-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3552" calcext:value-type="float">
            <text:p>-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2216" calcext:value-type="float">
            <text:p>-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41736" calcext:value-type="float">
            <text:p>-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87456" calcext:value-type="float">
            <text:p>-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9376" calcext:value-type="float">
            <text:p>-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0608" calcext:value-type="float">
            <text:p>-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0984" calcext:value-type="float">
            <text:p>-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08792" calcext:value-type="float">
            <text:p>-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6224" calcext:value-type="float">
            <text:p>-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1464" calcext:value-type="float">
            <text:p>-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756" calcext:value-type="float">
            <text:p>-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1944" calcext:value-type="float">
            <text:p>-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5952" calcext:value-type="float">
            <text:p>-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91088" calcext:value-type="float">
            <text:p>-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756" calcext:value-type="float">
            <text:p>-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756" calcext:value-type="float">
            <text:p>-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9752" calcext:value-type="float">
            <text:p>-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804" calcext:value-type="float">
            <text:p>-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9" calcext:value-type="float">
            <text:p>-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55096" calcext:value-type="float">
            <text:p>-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26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5952" calcext:value-type="float">
            <text:p>-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4992" calcext:value-type="float">
            <text:p>-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0232" calcext:value-type="float">
            <text:p>-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58144" calcext:value-type="float">
            <text:p>-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328" calcext:value-type="float">
            <text:p>-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756" calcext:value-type="float">
            <text:p>-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9752" calcext:value-type="float">
            <text:p>-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5848" calcext:value-type="float">
            <text:p>-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6808" calcext:value-type="float">
            <text:p>-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55096" calcext:value-type="float">
            <text:p>-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376" calcext:value-type="float">
            <text:p>-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9376" calcext:value-type="float">
            <text:p>-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91088" calcext:value-type="float">
            <text:p>-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6328" calcext:value-type="float">
            <text:p>-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804" calcext:value-type="float">
            <text:p>-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9752" calcext:value-type="float">
            <text:p>-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9856" calcext:value-type="float">
            <text:p>-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91672" calcext:value-type="float">
            <text:p>-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2904" calcext:value-type="float">
            <text:p>-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52048" calcext:value-type="float">
            <text:p>-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7948" calcext:value-type="float">
            <text:p>-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15472" calcext:value-type="float">
            <text:p>-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1944" calcext:value-type="float">
            <text:p>-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1944" calcext:value-type="float">
            <text:p>-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97184" calcext:value-type="float">
            <text:p>-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28" calcext:value-type="float">
            <text:p>-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9272" calcext:value-type="float">
            <text:p>-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328" calcext:value-type="float">
            <text:p>-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6328" calcext:value-type="float">
            <text:p>-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91088" calcext:value-type="float">
            <text:p>-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97184" calcext:value-type="float">
            <text:p>-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5952" calcext:value-type="float">
            <text:p>-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91672" calcext:value-type="float">
            <text:p>-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5952" calcext:value-type="float">
            <text:p>-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804" calcext:value-type="float">
            <text:p>-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804" calcext:value-type="float">
            <text:p>-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1852" calcext:value-type="float">
            <text:p>-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376" calcext:value-type="float">
            <text:p>-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27664" calcext:value-type="float">
            <text:p>-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328" calcext:value-type="float">
            <text:p>-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9752" calcext:value-type="float">
            <text:p>-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1464" calcext:value-type="float">
            <text:p>-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97184" calcext:value-type="float">
            <text:p>-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6424" calcext:value-type="float">
            <text:p>-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21568" calcext:value-type="float">
            <text:p>-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94136" calcext:value-type="float">
            <text:p>-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1944" calcext:value-type="float">
            <text:p>-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6704" calcext:value-type="float">
            <text:p>-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804" calcext:value-type="float">
            <text:p>-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88624" calcext:value-type="float">
            <text:p>-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19104" calcext:value-type="float">
            <text:p>-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00816" calcext:value-type="float">
            <text:p>-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12424" calcext:value-type="float">
            <text:p>-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8896" calcext:value-type="float">
            <text:p>-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4232" calcext:value-type="float">
            <text:p>-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9272" calcext:value-type="float">
            <text:p>-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14888" calcext:value-type="float">
            <text:p>-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9648" calcext:value-type="float">
            <text:p>-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0128" calcext:value-type="float">
            <text:p>-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4032" calcext:value-type="float">
            <text:p>-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84408" calcext:value-type="float">
            <text:p>-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8312" calcext:value-type="float">
            <text:p>-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0024" calcext:value-type="float">
            <text:p>-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7352" calcext:value-type="float">
            <text:p>-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22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2896" calcext:value-type="float">
            <text:p>-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07624" calcext:value-type="float">
            <text:p>-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50296" calcext:value-type="float">
            <text:p>-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04" calcext:value-type="float">
            <text:p>-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86872" calcext:value-type="float">
            <text:p>-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50296" calcext:value-type="float">
            <text:p>-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38688" calcext:value-type="float">
            <text:p>-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86872" calcext:value-type="float">
            <text:p>-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41152" calcext:value-type="float">
            <text:p>-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02112" calcext:value-type="float">
            <text:p>-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9544" calcext:value-type="float">
            <text:p>-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442" calcext:value-type="float">
            <text:p>-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62488" calcext:value-type="float">
            <text:p>-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53928" calcext:value-type="float">
            <text:p>-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22864" calcext:value-type="float">
            <text:p>-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35056" calcext:value-type="float">
            <text:p>-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3564" calcext:value-type="float">
            <text:p>-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47248" calcext:value-type="float">
            <text:p>-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41152" calcext:value-type="float">
            <text:p>-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19816" calcext:value-type="float">
            <text:p>-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4952" calcext:value-type="float">
            <text:p>-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49712" calcext:value-type="float">
            <text:p>-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28376" calcext:value-type="float">
            <text:p>-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3752" calcext:value-type="float">
            <text:p>-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8" calcext:value-type="float">
            <text:p>-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01528" calcext:value-type="float">
            <text:p>-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07624" calcext:value-type="float">
            <text:p>-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19816" calcext:value-type="float">
            <text:p>-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71048" calcext:value-type="float">
            <text:p>-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2228" calcext:value-type="float">
            <text:p>-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97896" calcext:value-type="float">
            <text:p>-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82656" calcext:value-type="float">
            <text:p>-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8272" calcext:value-type="float">
            <text:p>-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43032" calcext:value-type="float">
            <text:p>-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3512" calcext:value-type="float">
            <text:p>-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74096" calcext:value-type="float">
            <text:p>-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83824" calcext:value-type="float">
            <text:p>-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3136" calcext:value-type="float">
            <text:p>-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49128" calcext:value-type="float">
            <text:p>-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156" calcext:value-type="float">
            <text:p>-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94264" calcext:value-type="float">
            <text:p>-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94264" calcext:value-type="float">
            <text:p>-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4608" calcext:value-type="float">
            <text:p>-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0704" calcext:value-type="float">
            <text:p>-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8272" calcext:value-type="float">
            <text:p>-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6936" calcext:value-type="float">
            <text:p>-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21696" calcext:value-type="float">
            <text:p>-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24744" calcext:value-type="float">
            <text:p>-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6936" calcext:value-type="float">
            <text:p>-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5224" calcext:value-type="float">
            <text:p>-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6132" calcext:value-type="float">
            <text:p>-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9984" calcext:value-type="float">
            <text:p>-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21696" calcext:value-type="float">
            <text:p>-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8512" calcext:value-type="float">
            <text:p>-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0736" calcext:value-type="float">
            <text:p>-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6832" calcext:value-type="float">
            <text:p>-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09504" calcext:value-type="float">
            <text:p>-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3888" calcext:value-type="float">
            <text:p>-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6832" calcext:value-type="float">
            <text:p>-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0736" calcext:value-type="float">
            <text:p>-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6832" calcext:value-type="float">
            <text:p>-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97312" calcext:value-type="float">
            <text:p>-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0036" calcext:value-type="float">
            <text:p>-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97312" calcext:value-type="float">
            <text:p>-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24744" calcext:value-type="float">
            <text:p>-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5224" calcext:value-type="float">
            <text:p>-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9984" calcext:value-type="float">
            <text:p>-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97312" calcext:value-type="float">
            <text:p>-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82072" calcext:value-type="float">
            <text:p>-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3784" calcext:value-type="float">
            <text:p>-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57688" calcext:value-type="float">
            <text:p>-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51592" calcext:value-type="float">
            <text:p>-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3784" calcext:value-type="float">
            <text:p>-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82072" calcext:value-type="float">
            <text:p>-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94264" calcext:value-type="float">
            <text:p>-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12552" calcext:value-type="float">
            <text:p>-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084" calcext:value-type="float">
            <text:p>-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49128" calcext:value-type="float">
            <text:p>-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6132" calcext:value-type="float">
            <text:p>-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9984" calcext:value-type="float">
            <text:p>-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06456" calcext:value-type="float">
            <text:p>-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94264" calcext:value-type="float">
            <text:p>-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3888" calcext:value-type="float">
            <text:p>-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94848" calcext:value-type="float">
            <text:p>-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9608" calcext:value-type="float">
            <text:p>-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49128" calcext:value-type="float">
            <text:p>-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084" calcext:value-type="float">
            <text:p>-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084" calcext:value-type="float">
            <text:p>-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3888" calcext:value-type="float">
            <text:p>-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24744" calcext:value-type="float">
            <text:p>-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24744" calcext:value-type="float">
            <text:p>-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9984" calcext:value-type="float">
            <text:p>-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8272" calcext:value-type="float">
            <text:p>-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82656" calcext:value-type="float">
            <text:p>-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03992" calcext:value-type="float">
            <text:p>-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9984" calcext:value-type="float">
            <text:p>-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09504" calcext:value-type="float">
            <text:p>-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24744" calcext:value-type="float">
            <text:p>-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6132" calcext:value-type="float">
            <text:p>-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3512" calcext:value-type="float">
            <text:p>-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656" calcext:value-type="float">
            <text:p>-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94848" calcext:value-type="float">
            <text:p>-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88752" calcext:value-type="float">
            <text:p>-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8512" calcext:value-type="float">
            <text:p>-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6832" calcext:value-type="float">
            <text:p>-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0736" calcext:value-type="float">
            <text:p>-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3784" calcext:value-type="float">
            <text:p>-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72928" calcext:value-type="float">
            <text:p>-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988" calcext:value-type="float">
            <text:p>-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0736" calcext:value-type="float">
            <text:p>-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5464" calcext:value-type="float">
            <text:p>-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5496" calcext:value-type="float">
            <text:p>-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6352" calcext:value-type="float">
            <text:p>-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7208" calcext:value-type="float">
            <text:p>-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3304" calcext:value-type="float">
            <text:p>-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5496" calcext:value-type="float">
            <text:p>-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5496" calcext:value-type="float">
            <text:p>-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7208" calcext:value-type="float">
            <text:p>-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87584" calcext:value-type="float">
            <text:p>-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2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6624" calcext:value-type="float">
            <text:p>-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7844" calcext:value-type="float">
            <text:p>-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9776" calcext:value-type="float">
            <text:p>-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0632" calcext:value-type="float">
            <text:p>-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0152" calcext:value-type="float">
            <text:p>-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1008" calcext:value-type="float">
            <text:p>-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1008" calcext:value-type="float">
            <text:p>-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7844" calcext:value-type="float">
            <text:p>-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368" calcext:value-type="float">
            <text:p>-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6248" calcext:value-type="float">
            <text:p>-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75392" calcext:value-type="float">
            <text:p>-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7844" calcext:value-type="float">
            <text:p>-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72344" calcext:value-type="float">
            <text:p>-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4056" calcext:value-type="float">
            <text:p>-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1008" calcext:value-type="float">
            <text:p>-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32" calcext:value-type="float">
            <text:p>-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81488" calcext:value-type="float">
            <text:p>-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0632" calcext:value-type="float">
            <text:p>-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05872" calcext:value-type="float">
            <text:p>-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84536" calcext:value-type="float">
            <text:p>-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72344" calcext:value-type="float">
            <text:p>-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87584" calcext:value-type="float">
            <text:p>-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87584" calcext:value-type="float">
            <text:p>-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7844" calcext:value-type="float">
            <text:p>-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75392" calcext:value-type="float">
            <text:p>-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6728" calcext:value-type="float">
            <text:p>-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8512" calcext:value-type="float">
            <text:p>-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94" calcext:value-type="float">
            <text:p>-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2448" calcext:value-type="float">
            <text:p>-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2448" calcext:value-type="float">
            <text:p>-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6352" calcext:value-type="float">
            <text:p>-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416" calcext:value-type="float">
            <text:p>-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7208" calcext:value-type="float">
            <text:p>-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15016" calcext:value-type="float">
            <text:p>-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0632" calcext:value-type="float">
            <text:p>-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9296" calcext:value-type="float">
            <text:p>-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75392" calcext:value-type="float">
            <text:p>-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02824" calcext:value-type="float">
            <text:p>-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11968" calcext:value-type="float">
            <text:p>-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416" calcext:value-type="float">
            <text:p>-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1112" calcext:value-type="float">
            <text:p>-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05872" calcext:value-type="float">
            <text:p>-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0892" calcext:value-type="float">
            <text:p>-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416" calcext:value-type="float">
            <text:p>-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94" calcext:value-type="float">
            <text:p>-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5496" calcext:value-type="float">
            <text:p>-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51592" calcext:value-type="float">
            <text:p>-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3304" calcext:value-type="float">
            <text:p>-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7208" calcext:value-type="float">
            <text:p>-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3304" calcext:value-type="float">
            <text:p>-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6352" calcext:value-type="float">
            <text:p>-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6352" calcext:value-type="float">
            <text:p>-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94" calcext:value-type="float">
            <text:p>-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6352" calcext:value-type="float">
            <text:p>-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416" calcext:value-type="float">
            <text:p>-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1112" calcext:value-type="float">
            <text:p>-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0892" calcext:value-type="float">
            <text:p>-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6728" calcext:value-type="float">
            <text:p>-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75392" calcext:value-type="float">
            <text:p>-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81488" calcext:value-type="float">
            <text:p>-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2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272" calcext:value-type="float">
            <text:p>-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9296" calcext:value-type="float">
            <text:p>-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7104" calcext:value-type="float">
            <text:p>-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6248" calcext:value-type="float">
            <text:p>-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81488" calcext:value-type="float">
            <text:p>-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0892" calcext:value-type="float">
            <text:p>-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9776" calcext:value-type="float">
            <text:p>-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7104" calcext:value-type="float">
            <text:p>-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796" calcext:value-type="float">
            <text:p>-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32" calcext:value-type="float">
            <text:p>-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1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8816" calcext:value-type="float">
            <text:p>-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796" calcext:value-type="float">
            <text:p>-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4056" calcext:value-type="float">
            <text:p>-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4056" calcext:value-type="float">
            <text:p>-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32" calcext:value-type="float">
            <text:p>-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4056" calcext:value-type="float">
            <text:p>-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4056" calcext:value-type="float">
            <text:p>-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1008" calcext:value-type="float">
            <text:p>-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32" calcext:value-type="float">
            <text:p>-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7844" calcext:value-type="float">
            <text:p>-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32" calcext:value-type="float">
            <text:p>-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0152" calcext:value-type="float">
            <text:p>-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1008" calcext:value-type="float">
            <text:p>-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796" calcext:value-type="float">
            <text:p>-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0152" calcext:value-type="float">
            <text:p>-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9296" calcext:value-type="float">
            <text:p>-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9296" calcext:value-type="float">
            <text:p>-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6248" calcext:value-type="float">
            <text:p>-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6248" calcext:value-type="float">
            <text:p>-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7844" calcext:value-type="float">
            <text:p>-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81488" calcext:value-type="float">
            <text:p>-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7844" calcext:value-type="float">
            <text:p>-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7104" calcext:value-type="float">
            <text:p>-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9672" calcext:value-type="float">
            <text:p>-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6624" calcext:value-type="float">
            <text:p>-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5768" calcext:value-type="float">
            <text:p>-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9296" calcext:value-type="float">
            <text:p>-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6248" calcext:value-type="float">
            <text:p>-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1008" calcext:value-type="float">
            <text:p>-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1008" calcext:value-type="float">
            <text:p>-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5768" calcext:value-type="float">
            <text:p>-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9672" calcext:value-type="float">
            <text:p>-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05288" calcext:value-type="float">
            <text:p>-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1748" calcext:value-type="float">
            <text:p>-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272" calcext:value-type="float">
            <text:p>-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796" calcext:value-type="float">
            <text:p>-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7104" calcext:value-type="float">
            <text:p>-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6248" calcext:value-type="float">
            <text:p>-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6728" calcext:value-type="float">
            <text:p>-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0892" calcext:value-type="float">
            <text:p>-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6728" calcext:value-type="float">
            <text:p>-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368" calcext:value-type="float">
            <text:p>-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1112" calcext:value-type="float">
            <text:p>-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8544" calcext:value-type="float">
            <text:p>-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0736" calcext:value-type="float">
            <text:p>-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6352" calcext:value-type="float">
            <text:p>-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0892" calcext:value-type="float">
            <text:p>-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87584" calcext:value-type="float">
            <text:p>-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0632" calcext:value-type="float">
            <text:p>-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0632" calcext:value-type="float">
            <text:p>-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81488" calcext:value-type="float">
            <text:p>-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18064" calcext:value-type="float">
            <text:p>-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0256" calcext:value-type="float">
            <text:p>-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1112" calcext:value-type="float">
            <text:p>-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6728" calcext:value-type="float">
            <text:p>-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81488" calcext:value-type="float">
            <text:p>-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72344" calcext:value-type="float">
            <text:p>-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32" calcext:value-type="float">
            <text:p>-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32" calcext:value-type="float">
            <text:p>-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7844" calcext:value-type="float">
            <text:p>-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1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4056" calcext:value-type="float">
            <text:p>-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2448" calcext:value-type="float">
            <text:p>-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6352" calcext:value-type="float">
            <text:p>-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6728" calcext:value-type="float">
            <text:p>-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02824" calcext:value-type="float">
            <text:p>-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0892" calcext:value-type="float">
            <text:p>-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18064" calcext:value-type="float">
            <text:p>-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94" calcext:value-type="float">
            <text:p>-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6352" calcext:value-type="float">
            <text:p>-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3304" calcext:value-type="float">
            <text:p>-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7208" calcext:value-type="float">
            <text:p>-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18064" calcext:value-type="float">
            <text:p>-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18064" calcext:value-type="float">
            <text:p>-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8544" calcext:value-type="float">
            <text:p>-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79024" calcext:value-type="float">
            <text:p>-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94264" calcext:value-type="float">
            <text:p>-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03408" calcext:value-type="float">
            <text:p>-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18648" calcext:value-type="float">
            <text:p>-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3512" calcext:value-type="float">
            <text:p>-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5224" calcext:value-type="float">
            <text:p>-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2176" calcext:value-type="float">
            <text:p>-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9984" calcext:value-type="float">
            <text:p>-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24744" calcext:value-type="float">
            <text:p>-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21696" calcext:value-type="float">
            <text:p>-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09504" calcext:value-type="float">
            <text:p>-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21696" calcext:value-type="float">
            <text:p>-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6132" calcext:value-type="float">
            <text:p>-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24744" calcext:value-type="float">
            <text:p>-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8512" calcext:value-type="float">
            <text:p>-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97312" calcext:value-type="float">
            <text:p>-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21696" calcext:value-type="float">
            <text:p>-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43032" calcext:value-type="float">
            <text:p>-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5224" calcext:value-type="float">
            <text:p>-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49128" calcext:value-type="float">
            <text:p>-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82656" calcext:value-type="float">
            <text:p>-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918" calcext:value-type="float">
            <text:p>-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2176" calcext:value-type="float">
            <text:p>-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49128" calcext:value-type="float">
            <text:p>-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656" calcext:value-type="float">
            <text:p>-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94848" calcext:value-type="float">
            <text:p>-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97896" calcext:value-type="float">
            <text:p>-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0464" calcext:value-type="float">
            <text:p>-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67416" calcext:value-type="float">
            <text:p>-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94848" calcext:value-type="float">
            <text:p>-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25328" calcext:value-type="float">
            <text:p>-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3752" calcext:value-type="float">
            <text:p>-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34472" calcext:value-type="float">
            <text:p>-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49712" calcext:value-type="float">
            <text:p>-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31424" calcext:value-type="float">
            <text:p>-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3752" calcext:value-type="float">
            <text:p>-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71048" calcext:value-type="float">
            <text:p>-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9336" calcext:value-type="float">
            <text:p>-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04576" calcext:value-type="float">
            <text:p>-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10672" calcext:value-type="float">
            <text:p>-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19816" calcext:value-type="float">
            <text:p>-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10672" calcext:value-type="float">
            <text:p>-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6288" calcext:value-type="float">
            <text:p>-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9336" calcext:value-type="float">
            <text:p>-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6288" calcext:value-type="float">
            <text:p>-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6288" calcext:value-type="float">
            <text:p>-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04576" calcext:value-type="float">
            <text:p>-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5944" calcext:value-type="float">
            <text:p>-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80776" calcext:value-type="float">
            <text:p>-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35056" calcext:value-type="float">
            <text:p>-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2896" calcext:value-type="float">
            <text:p>-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65536" calcext:value-type="float">
            <text:p>-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3564" calcext:value-type="float">
            <text:p>-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56976" calcext:value-type="float">
            <text:p>-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47832" calcext:value-type="float">
            <text:p>-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44784" calcext:value-type="float">
            <text:p>-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0516" calcext:value-type="float">
            <text:p>-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3448" calcext:value-type="float">
            <text:p>-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0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3448" calcext:value-type="float">
            <text:p>-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0024" calcext:value-type="float">
            <text:p>-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5088" calcext:value-type="float">
            <text:p>-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44784" calcext:value-type="float">
            <text:p>-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08792" calcext:value-type="float">
            <text:p>-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1464" calcext:value-type="float">
            <text:p>-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4032" calcext:value-type="float">
            <text:p>-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1184" calcext:value-type="float">
            <text:p>-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1464" calcext:value-type="float">
            <text:p>-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756" calcext:value-type="float">
            <text:p>-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3176" calcext:value-type="float">
            <text:p>-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02696" calcext:value-type="float">
            <text:p>-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3552" calcext:value-type="float">
            <text:p>-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0984" calcext:value-type="float">
            <text:p>-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4512" calcext:value-type="float">
            <text:p>-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8896" calcext:value-type="float">
            <text:p>-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8896" calcext:value-type="float">
            <text:p>-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4232" calcext:value-type="float">
            <text:p>-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3552" calcext:value-type="float">
            <text:p>-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4992" calcext:value-type="float">
            <text:p>-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804" calcext:value-type="float">
            <text:p>-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9752" calcext:value-type="float">
            <text:p>-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14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8896" calcext:value-type="float">
            <text:p>-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6704" calcext:value-type="float">
            <text:p>-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21568" calcext:value-type="float">
            <text:p>-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97184" calcext:value-type="float">
            <text:p>-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48416" calcext:value-type="float">
            <text:p>-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0128" calcext:value-type="float">
            <text:p>-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66" calcext:value-type="float">
            <text:p>-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87456" calcext:value-type="float">
            <text:p>-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4032" calcext:value-type="float">
            <text:p>-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0984" calcext:value-type="float">
            <text:p>-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2216" calcext:value-type="float">
            <text:p>-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3176" calcext:value-type="float">
            <text:p>-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45368" calcext:value-type="float">
            <text:p>-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2-0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53928" calcext:value-type="float">
            <text:p>-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3552" calcext:value-type="float">
            <text:p>-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0504" calcext:value-type="float">
            <text:p>-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47832" calcext:value-type="float">
            <text:p>-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8992" calcext:value-type="float">
            <text:p>-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83824" calcext:value-type="float">
            <text:p>-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38688" calcext:value-type="float">
            <text:p>-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1184" calcext:value-type="float">
            <text:p>-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7352" calcext:value-type="float">
            <text:p>-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41736" calcext:value-type="float">
            <text:p>-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708" calcext:value-type="float">
            <text:p>-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41736" calcext:value-type="float">
            <text:p>-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3072" calcext:value-type="float">
            <text:p>-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08792" calcext:value-type="float">
            <text:p>-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02696" calcext:value-type="float">
            <text:p>-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4032" calcext:value-type="float">
            <text:p>-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3552" calcext:value-type="float">
            <text:p>-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2216" calcext:value-type="float">
            <text:p>-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5264" calcext:value-type="float">
            <text:p>-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0984" calcext:value-type="float">
            <text:p>-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02696" calcext:value-type="float">
            <text:p>-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87456" calcext:value-type="float">
            <text:p>-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87456" calcext:value-type="float">
            <text:p>-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5264" calcext:value-type="float">
            <text:p>-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44784" calcext:value-type="float">
            <text:p>-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4304" calcext:value-type="float">
            <text:p>-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7352" calcext:value-type="float">
            <text:p>-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0024" calcext:value-type="float">
            <text:p>-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8312" calcext:value-type="float">
            <text:p>-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2216" calcext:value-type="float">
            <text:p>-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38688" calcext:value-type="float">
            <text:p>-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0024" calcext:value-type="float">
            <text:p>-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8136" calcext:value-type="float">
            <text:p>-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56976" calcext:value-type="float">
            <text:p>-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1256" calcext:value-type="float">
            <text:p>-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1256" calcext:value-type="float">
            <text:p>-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7352" calcext:value-type="float">
            <text:p>-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7352" calcext:value-type="float">
            <text:p>-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04" calcext:value-type="float">
            <text:p>-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08208" calcext:value-type="float">
            <text:p>-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66" calcext:value-type="float">
            <text:p>-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48416" calcext:value-type="float">
            <text:p>-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4032" calcext:value-type="float">
            <text:p>-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5264" calcext:value-type="float">
            <text:p>-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5088" calcext:value-type="float">
            <text:p>-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56976" calcext:value-type="float">
            <text:p>-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8312" calcext:value-type="float">
            <text:p>-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84408" calcext:value-type="float">
            <text:p>-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48416" calcext:value-type="float">
            <text:p>-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0128" calcext:value-type="float">
            <text:p>-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66" calcext:value-type="float">
            <text:p>-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3552" calcext:value-type="float">
            <text:p>-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8136" calcext:value-type="float">
            <text:p>-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5264" calcext:value-type="float">
            <text:p>-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5264" calcext:value-type="float">
            <text:p>-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44784" calcext:value-type="float">
            <text:p>-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0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8992" calcext:value-type="float">
            <text:p>-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53928" calcext:value-type="float">
            <text:p>-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3072" calcext:value-type="float">
            <text:p>-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04" calcext:value-type="float">
            <text:p>-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92968" calcext:value-type="float">
            <text:p>-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77728" calcext:value-type="float">
            <text:p>-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65536" calcext:value-type="float">
            <text:p>-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4304" calcext:value-type="float">
            <text:p>-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02112" calcext:value-type="float">
            <text:p>-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4304" calcext:value-type="float">
            <text:p>-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3072" calcext:value-type="float">
            <text:p>-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08208" calcext:value-type="float">
            <text:p>-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4304" calcext:value-type="float">
            <text:p>-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99064" calcext:value-type="float">
            <text:p>-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86872" calcext:value-type="float">
            <text:p>-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50296" calcext:value-type="float">
            <text:p>-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2896" calcext:value-type="float">
            <text:p>-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07624" calcext:value-type="float">
            <text:p>-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1372" calcext:value-type="float">
            <text:p>-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10672" calcext:value-type="float">
            <text:p>-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10672" calcext:value-type="float">
            <text:p>-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47248" calcext:value-type="float">
            <text:p>-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68584" calcext:value-type="float">
            <text:p>-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2896" calcext:value-type="float">
            <text:p>-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2896" calcext:value-type="float">
            <text:p>-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7468" calcext:value-type="float">
            <text:p>-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5088" calcext:value-type="float">
            <text:p>-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708" calcext:value-type="float">
            <text:p>-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68584" calcext:value-type="float">
            <text:p>-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10672" calcext:value-type="float">
            <text:p>-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9336" calcext:value-type="float">
            <text:p>-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1372" calcext:value-type="float">
            <text:p>-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35056" calcext:value-type="float">
            <text:p>-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1372" calcext:value-type="float">
            <text:p>-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92384" calcext:value-type="float">
            <text:p>-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0192" calcext:value-type="float">
            <text:p>-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07624" calcext:value-type="float">
            <text:p>-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47248" calcext:value-type="float">
            <text:p>-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2896" calcext:value-type="float">
            <text:p>-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9848" calcext:value-type="float">
            <text:p>-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04576" calcext:value-type="float">
            <text:p>-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2896" calcext:value-type="float">
            <text:p>-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62488" calcext:value-type="float">
            <text:p>-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32008" calcext:value-type="float">
            <text:p>-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01528" calcext:value-type="float">
            <text:p>-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9848" calcext:value-type="float">
            <text:p>-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324" calcext:value-type="float">
            <text:p>-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0192" calcext:value-type="float">
            <text:p>-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0192" calcext:value-type="float">
            <text:p>-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6288" calcext:value-type="float">
            <text:p>-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38104" calcext:value-type="float">
            <text:p>-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47248" calcext:value-type="float">
            <text:p>-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04576" calcext:value-type="float">
            <text:p>-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9336" calcext:value-type="float">
            <text:p>-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22864" calcext:value-type="float">
            <text:p>-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53344" calcext:value-type="float">
            <text:p>-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95432" calcext:value-type="float">
            <text:p>-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8" calcext:value-type="float">
            <text:p>-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8" calcext:value-type="float">
            <text:p>-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55808" calcext:value-type="float">
            <text:p>-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49712" calcext:value-type="float">
            <text:p>-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55808" calcext:value-type="float">
            <text:p>-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1904" calcext:value-type="float">
            <text:p>-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55808" calcext:value-type="float">
            <text:p>-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40568" calcext:value-type="float">
            <text:p>-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2228" calcext:value-type="float">
            <text:p>-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3752" calcext:value-type="float">
            <text:p>-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55808" calcext:value-type="float">
            <text:p>-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04576" calcext:value-type="float">
            <text:p>-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01528" calcext:value-type="float">
            <text:p>-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00944" calcext:value-type="float">
            <text:p>-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67416" calcext:value-type="float">
            <text:p>-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82656" calcext:value-type="float">
            <text:p>-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67416" calcext:value-type="float">
            <text:p>-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9984" calcext:value-type="float">
            <text:p>-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2176" calcext:value-type="float">
            <text:p>-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67416" calcext:value-type="float">
            <text:p>-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3888" calcext:value-type="float">
            <text:p>-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09504" calcext:value-type="float">
            <text:p>-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03408" calcext:value-type="float">
            <text:p>-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91216" calcext:value-type="float">
            <text:p>-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3784" calcext:value-type="float">
            <text:p>-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5496" calcext:value-type="float">
            <text:p>-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3304" calcext:value-type="float">
            <text:p>-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7208" calcext:value-type="float">
            <text:p>-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3304" calcext:value-type="float">
            <text:p>-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7208" calcext:value-type="float">
            <text:p>-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9776" calcext:value-type="float">
            <text:p>-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0892" calcext:value-type="float">
            <text:p>-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3784" calcext:value-type="float">
            <text:p>-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2448" calcext:value-type="float">
            <text:p>-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0632" calcext:value-type="float">
            <text:p>-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0152" calcext:value-type="float">
            <text:p>-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0152" calcext:value-type="float">
            <text:p>-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1008" calcext:value-type="float">
            <text:p>-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272" calcext:value-type="float">
            <text:p>-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5768" calcext:value-type="float">
            <text:p>-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8816" calcext:value-type="float">
            <text:p>-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4912" calcext:value-type="float">
            <text:p>-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1008" calcext:value-type="float">
            <text:p>-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8816" calcext:value-type="float">
            <text:p>-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8816" calcext:value-type="float">
            <text:p>-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6624" calcext:value-type="float">
            <text:p>-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0224" calcext:value-type="float">
            <text:p>-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83952" calcext:value-type="float">
            <text:p>-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87" calcext:value-type="float">
            <text:p>-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99192" calcext:value-type="float">
            <text:p>-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83952" calcext:value-type="float">
            <text:p>-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7176" calcext:value-type="float">
            <text:p>-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65664" calcext:value-type="float">
            <text:p>-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96144" calcext:value-type="float">
            <text:p>-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9672" calcext:value-type="float">
            <text:p>-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1864" calcext:value-type="float">
            <text:p>-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8816" calcext:value-type="float">
            <text:p>-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6624" calcext:value-type="float">
            <text:p>-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11384" calcext:value-type="float">
            <text:p>-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7176" calcext:value-type="float">
            <text:p>-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50424" calcext:value-type="float">
            <text:p>-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4128" calcext:value-type="float">
            <text:p>-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1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52888" calcext:value-type="float">
            <text:p>-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65664" calcext:value-type="float">
            <text:p>-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74808" calcext:value-type="float">
            <text:p>-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74808" calcext:value-type="float">
            <text:p>-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77856" calcext:value-type="float">
            <text:p>-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80904" calcext:value-type="float">
            <text:p>-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90048" calcext:value-type="float">
            <text:p>-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05288" calcext:value-type="float">
            <text:p>-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0224" calcext:value-type="float">
            <text:p>-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77856" calcext:value-type="float">
            <text:p>-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59568" calcext:value-type="float">
            <text:p>-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62616" calcext:value-type="float">
            <text:p>-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77856" calcext:value-type="float">
            <text:p>-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77856" calcext:value-type="float">
            <text:p>-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77856" calcext:value-type="float">
            <text:p>-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80904" calcext:value-type="float">
            <text:p>-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87" calcext:value-type="float">
            <text:p>-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77856" calcext:value-type="float">
            <text:p>-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65664" calcext:value-type="float">
            <text:p>-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7176" calcext:value-type="float">
            <text:p>-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83952" calcext:value-type="float">
            <text:p>-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80904" calcext:value-type="float">
            <text:p>-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7176" calcext:value-type="float">
            <text:p>-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80904" calcext:value-type="float">
            <text:p>-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83952" calcext:value-type="float">
            <text:p>-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62616" calcext:value-type="float">
            <text:p>-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50424" calcext:value-type="float">
            <text:p>-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5652" calcext:value-type="float">
            <text:p>-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77856" calcext:value-type="float">
            <text:p>-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05288" calcext:value-type="float">
            <text:p>-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99192" calcext:value-type="float">
            <text:p>-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68712" calcext:value-type="float">
            <text:p>-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38232" calcext:value-type="float">
            <text:p>-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44328" calcext:value-type="float">
            <text:p>-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7176" calcext:value-type="float">
            <text:p>-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87" calcext:value-type="float">
            <text:p>-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80904" calcext:value-type="float">
            <text:p>-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62616" calcext:value-type="float">
            <text:p>-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65664" calcext:value-type="float">
            <text:p>-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83952" calcext:value-type="float">
            <text:p>-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96144" calcext:value-type="float">
            <text:p>-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99192" calcext:value-type="float">
            <text:p>-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99192" calcext:value-type="float">
            <text:p>-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9672" calcext:value-type="float">
            <text:p>-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1008" calcext:value-type="float">
            <text:p>-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0152" calcext:value-type="float">
            <text:p>-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84536" calcext:value-type="float">
            <text:p>-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3304" calcext:value-type="float">
            <text:p>-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2448" calcext:value-type="float">
            <text:p>-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05872" calcext:value-type="float">
            <text:p>-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72344" calcext:value-type="float">
            <text:p>-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0632" calcext:value-type="float">
            <text:p>-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5496" calcext:value-type="float">
            <text:p>-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57688" calcext:value-type="float">
            <text:p>-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94" calcext:value-type="float">
            <text:p>-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3304" calcext:value-type="float">
            <text:p>-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2448" calcext:value-type="float">
            <text:p>-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2448" calcext:value-type="float">
            <text:p>-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8544" calcext:value-type="float">
            <text:p>-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8512" calcext:value-type="float">
            <text:p>-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21696" calcext:value-type="float">
            <text:p>-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18648" calcext:value-type="float">
            <text:p>-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18648" calcext:value-type="float">
            <text:p>-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3888" calcext:value-type="float">
            <text:p>-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2176" calcext:value-type="float">
            <text:p>-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85704" calcext:value-type="float">
            <text:p>-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9232" calcext:value-type="float">
            <text:p>-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0088" calcext:value-type="float">
            <text:p>-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94848" calcext:value-type="float">
            <text:p>-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918" calcext:value-type="float">
            <text:p>-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9608" calcext:value-type="float">
            <text:p>-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64368" calcext:value-type="float">
            <text:p>-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656" calcext:value-type="float">
            <text:p>-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97896" calcext:value-type="float">
            <text:p>-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9232" calcext:value-type="float">
            <text:p>-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9232" calcext:value-type="float">
            <text:p>-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0088" calcext:value-type="float">
            <text:p>-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03992" calcext:value-type="float">
            <text:p>-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28376" calcext:value-type="float">
            <text:p>-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28376" calcext:value-type="float">
            <text:p>-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0088" calcext:value-type="float">
            <text:p>-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9232" calcext:value-type="float">
            <text:p>-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0192" calcext:value-type="float">
            <text:p>-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19816" calcext:value-type="float">
            <text:p>-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25912" calcext:value-type="float">
            <text:p>-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53344" calcext:value-type="float">
            <text:p>-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8992" calcext:value-type="float">
            <text:p>-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8992" calcext:value-type="float">
            <text:p>-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4304" calcext:value-type="float">
            <text:p>-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44784" calcext:value-type="float">
            <text:p>-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0024" calcext:value-type="float">
            <text:p>-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3564" calcext:value-type="float">
            <text:p>-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1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4304" calcext:value-type="float">
            <text:p>-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4304" calcext:value-type="float">
            <text:p>-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56976" calcext:value-type="float">
            <text:p>-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0504" calcext:value-type="float">
            <text:p>-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8136" calcext:value-type="float">
            <text:p>-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3072" calcext:value-type="float">
            <text:p>-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56976" calcext:value-type="float">
            <text:p>-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612" calcext:value-type="float">
            <text:p>-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84408" calcext:value-type="float">
            <text:p>-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02696" calcext:value-type="float">
            <text:p>-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0984" calcext:value-type="float">
            <text:p>-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9272" calcext:value-type="float">
            <text:p>-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1464" calcext:value-type="float">
            <text:p>-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3656" calcext:value-type="float">
            <text:p>-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756" calcext:value-type="float">
            <text:p>-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756" calcext:value-type="float">
            <text:p>-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1464" calcext:value-type="float">
            <text:p>-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9272" calcext:value-type="float">
            <text:p>-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17936" calcext:value-type="float">
            <text:p>-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708" calcext:value-type="float">
            <text:p>-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45368" calcext:value-type="float">
            <text:p>-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94136" calcext:value-type="float">
            <text:p>-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6424" calcext:value-type="float">
            <text:p>-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55096" calcext:value-type="float">
            <text:p>-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58144" calcext:value-type="float">
            <text:p>-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376" calcext:value-type="float">
            <text:p>-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9" calcext:value-type="float">
            <text:p>-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0712" calcext:value-type="float">
            <text:p>-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328" calcext:value-type="float">
            <text:p>-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91088" calcext:value-type="float">
            <text:p>-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1944" calcext:value-type="float">
            <text:p>-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0232" calcext:value-type="float">
            <text:p>-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9" calcext:value-type="float">
            <text:p>-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03864" calcext:value-type="float">
            <text:p>-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73384" calcext:value-type="float">
            <text:p>-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73384" calcext:value-type="float">
            <text:p>-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2904" calcext:value-type="float">
            <text:p>-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5952" calcext:value-type="float">
            <text:p>-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328" calcext:value-type="float">
            <text:p>-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6328" calcext:value-type="float">
            <text:p>-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2904" calcext:value-type="float">
            <text:p>-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9376" calcext:value-type="float">
            <text:p>-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6704" calcext:value-type="float">
            <text:p>-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9752" calcext:value-type="float">
            <text:p>-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4512" calcext:value-type="float">
            <text:p>-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756" calcext:value-type="float">
            <text:p>-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0608" calcext:value-type="float">
            <text:p>-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3656" calcext:value-type="float">
            <text:p>-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9752" calcext:value-type="float">
            <text:p>-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9272" calcext:value-type="float">
            <text:p>-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0504" calcext:value-type="float">
            <text:p>-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66" calcext:value-type="float">
            <text:p>-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9272" calcext:value-type="float">
            <text:p>-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0128" calcext:value-type="float">
            <text:p>-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4232" calcext:value-type="float">
            <text:p>-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1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1184" calcext:value-type="float">
            <text:p>-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2216" calcext:value-type="float">
            <text:p>-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6496" calcext:value-type="float">
            <text:p>-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96016" calcext:value-type="float">
            <text:p>-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0128" calcext:value-type="float">
            <text:p>-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1464" calcext:value-type="float">
            <text:p>-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4032" calcext:value-type="float">
            <text:p>-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1464" calcext:value-type="float">
            <text:p>-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4232" calcext:value-type="float">
            <text:p>-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4232" calcext:value-type="float">
            <text:p>-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708" calcext:value-type="float">
            <text:p>-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3176" calcext:value-type="float">
            <text:p>-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4232" calcext:value-type="float">
            <text:p>-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1944" calcext:value-type="float">
            <text:p>-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21568" calcext:value-type="float">
            <text:p>-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61192" calcext:value-type="float">
            <text:p>-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61192" calcext:value-type="float">
            <text:p>-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58144" calcext:value-type="float">
            <text:p>-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6328" calcext:value-type="float">
            <text:p>-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24616" calcext:value-type="float">
            <text:p>-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6808" calcext:value-type="float">
            <text:p>-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9856" calcext:value-type="float">
            <text:p>-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2904" calcext:value-type="float">
            <text:p>-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52048" calcext:value-type="float">
            <text:p>-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0712" calcext:value-type="float">
            <text:p>-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9" calcext:value-type="float">
            <text:p>-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03864" calcext:value-type="float">
            <text:p>-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91672" calcext:value-type="float">
            <text:p>-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6808" calcext:value-type="float">
            <text:p>-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97184" calcext:value-type="float">
            <text:p>-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376" calcext:value-type="float">
            <text:p>-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03864" calcext:value-type="float">
            <text:p>-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9472" calcext:value-type="float">
            <text:p>-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00816" calcext:value-type="float">
            <text:p>-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00816" calcext:value-type="float">
            <text:p>-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06912" calcext:value-type="float">
            <text:p>-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82528" calcext:value-type="float">
            <text:p>-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9472" calcext:value-type="float">
            <text:p>-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82528" calcext:value-type="float">
            <text:p>-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376" calcext:value-type="float">
            <text:p>-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9472" calcext:value-type="float">
            <text:p>-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0996" calcext:value-type="float">
            <text:p>-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02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9" calcext:value-type="float">
            <text:p>-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85576" calcext:value-type="float">
            <text:p>-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7948" calcext:value-type="float">
            <text:p>-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70336" calcext:value-type="float">
            <text:p>-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91672" calcext:value-type="float">
            <text:p>-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4044" calcext:value-type="float">
            <text:p>-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88624" calcext:value-type="float">
            <text:p>-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7948" calcext:value-type="float">
            <text:p>-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97768" calcext:value-type="float">
            <text:p>-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0996" calcext:value-type="float">
            <text:p>-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82528" calcext:value-type="float">
            <text:p>-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5952" calcext:value-type="float">
            <text:p>-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67288" calcext:value-type="float">
            <text:p>-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82528" calcext:value-type="float">
            <text:p>-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2904" calcext:value-type="float">
            <text:p>-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27664" calcext:value-type="float">
            <text:p>-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82528" calcext:value-type="float">
            <text:p>-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92256" calcext:value-type="float">
            <text:p>-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252" calcext:value-type="float">
            <text:p>-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46536" calcext:value-type="float">
            <text:p>-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49584" calcext:value-type="float">
            <text:p>-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85576" calcext:value-type="float">
            <text:p>-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9" calcext:value-type="float">
            <text:p>-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73384" calcext:value-type="float">
            <text:p>-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82528" calcext:value-type="float">
            <text:p>-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52048" calcext:value-type="float">
            <text:p>-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9472" calcext:value-type="float">
            <text:p>-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5568" calcext:value-type="float">
            <text:p>-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4044" calcext:value-type="float">
            <text:p>-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70336" calcext:value-type="float">
            <text:p>-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67288" calcext:value-type="float">
            <text:p>-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43488" calcext:value-type="float">
            <text:p>-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31296" calcext:value-type="float">
            <text:p>-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0996" calcext:value-type="float">
            <text:p>-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00816" calcext:value-type="float">
            <text:p>-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97768" calcext:value-type="float">
            <text:p>-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85576" calcext:value-type="float">
            <text:p>-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70336" calcext:value-type="float">
            <text:p>-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52048" calcext:value-type="float">
            <text:p>-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61192" calcext:value-type="float">
            <text:p>-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55096" calcext:value-type="float">
            <text:p>-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58144" calcext:value-type="float">
            <text:p>-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22152" calcext:value-type="float">
            <text:p>-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49584" calcext:value-type="float">
            <text:p>-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58144" calcext:value-type="float">
            <text:p>-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6424" calcext:value-type="float">
            <text:p>-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2904" calcext:value-type="float">
            <text:p>-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1852" calcext:value-type="float">
            <text:p>-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16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5952" calcext:value-type="float">
            <text:p>-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91088" calcext:value-type="float">
            <text:p>-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8896" calcext:value-type="float">
            <text:p>-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4992" calcext:value-type="float">
            <text:p>-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9376" calcext:value-type="float">
            <text:p>-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55096" calcext:value-type="float">
            <text:p>-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9856" calcext:value-type="float">
            <text:p>-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6808" calcext:value-type="float">
            <text:p>-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73384" calcext:value-type="float">
            <text:p>-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2904" calcext:value-type="float">
            <text:p>-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52048" calcext:value-type="float">
            <text:p>-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6808" calcext:value-type="float">
            <text:p>-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5952" calcext:value-type="float">
            <text:p>-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9" calcext:value-type="float">
            <text:p>-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55096" calcext:value-type="float">
            <text:p>-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12424" calcext:value-type="float">
            <text:p>-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24616" calcext:value-type="float">
            <text:p>-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12424" calcext:value-type="float">
            <text:p>-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12424" calcext:value-type="float">
            <text:p>-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27664" calcext:value-type="float">
            <text:p>-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6424" calcext:value-type="float">
            <text:p>-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85576" calcext:value-type="float">
            <text:p>-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67288" calcext:value-type="float">
            <text:p>-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70336" calcext:value-type="float">
            <text:p>-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5952" calcext:value-type="float">
            <text:p>-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27664" calcext:value-type="float">
            <text:p>-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9856" calcext:value-type="float">
            <text:p>-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73384" calcext:value-type="float">
            <text:p>-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7948" calcext:value-type="float">
            <text:p>-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376" calcext:value-type="float">
            <text:p>-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9376" calcext:value-type="float">
            <text:p>-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804" calcext:value-type="float">
            <text:p>-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804" calcext:value-type="float">
            <text:p>-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8896" calcext:value-type="float">
            <text:p>-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328" calcext:value-type="float">
            <text:p>-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5952" calcext:value-type="float">
            <text:p>-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82528" calcext:value-type="float">
            <text:p>-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91672" calcext:value-type="float">
            <text:p>-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9" calcext:value-type="float">
            <text:p>-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55096" calcext:value-type="float">
            <text:p>-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61192" calcext:value-type="float">
            <text:p>-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1852" calcext:value-type="float">
            <text:p>-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27664" calcext:value-type="float">
            <text:p>-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6808" calcext:value-type="float">
            <text:p>-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15472" calcext:value-type="float">
            <text:p>-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328" calcext:value-type="float">
            <text:p>-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15472" calcext:value-type="float">
            <text:p>-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376" calcext:value-type="float">
            <text:p>-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52048" calcext:value-type="float">
            <text:p>-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9472" calcext:value-type="float">
            <text:p>-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97768" calcext:value-type="float">
            <text:p>-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97768" calcext:value-type="float">
            <text:p>-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88624" calcext:value-type="float">
            <text:p>-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88624" calcext:value-type="float">
            <text:p>-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0996" calcext:value-type="float">
            <text:p>-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03864" calcext:value-type="float">
            <text:p>-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97768" calcext:value-type="float">
            <text:p>-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7948" calcext:value-type="float">
            <text:p>-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67288" calcext:value-type="float">
            <text:p>-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06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5848" calcext:value-type="float">
            <text:p>-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7948" calcext:value-type="float">
            <text:p>-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85576" calcext:value-type="float">
            <text:p>-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70336" calcext:value-type="float">
            <text:p>-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5952" calcext:value-type="float">
            <text:p>-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2904" calcext:value-type="float">
            <text:p>-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2904" calcext:value-type="float">
            <text:p>-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9" calcext:value-type="float">
            <text:p>-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9856" calcext:value-type="float">
            <text:p>-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15472" calcext:value-type="float">
            <text:p>-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9376" calcext:value-type="float">
            <text:p>-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15472" calcext:value-type="float">
            <text:p>-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15472" calcext:value-type="float">
            <text:p>-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376" calcext:value-type="float">
            <text:p>-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6808" calcext:value-type="float">
            <text:p>-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6328" calcext:value-type="float">
            <text:p>-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12424" calcext:value-type="float">
            <text:p>-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94136" calcext:value-type="float">
            <text:p>-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28" calcext:value-type="float">
            <text:p>-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6704" calcext:value-type="float">
            <text:p>-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8896" calcext:value-type="float">
            <text:p>-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8896" calcext:value-type="float">
            <text:p>-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45368" calcext:value-type="float">
            <text:p>-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08792" calcext:value-type="float">
            <text:p>-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3552" calcext:value-type="float">
            <text:p>-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08792" calcext:value-type="float">
            <text:p>-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1464" calcext:value-type="float">
            <text:p>-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6704" calcext:value-type="float">
            <text:p>-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4232" calcext:value-type="float">
            <text:p>-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6224" calcext:value-type="float">
            <text:p>-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9272" calcext:value-type="float">
            <text:p>-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48416" calcext:value-type="float">
            <text:p>-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0128" calcext:value-type="float">
            <text:p>-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17936" calcext:value-type="float">
            <text:p>-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1184" calcext:value-type="float">
            <text:p>-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0984" calcext:value-type="float">
            <text:p>-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14888" calcext:value-type="float">
            <text:p>-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9168" calcext:value-type="float">
            <text:p>-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9544" calcext:value-type="float">
            <text:p>-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3448" calcext:value-type="float">
            <text:p>-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6496" calcext:value-type="float">
            <text:p>-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1256" calcext:value-type="float">
            <text:p>-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86872" calcext:value-type="float">
            <text:p>-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8992" calcext:value-type="float">
            <text:p>-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96016" calcext:value-type="float">
            <text:p>-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99064" calcext:value-type="float">
            <text:p>-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1256" calcext:value-type="float">
            <text:p>-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99064" calcext:value-type="float">
            <text:p>-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50296" calcext:value-type="float">
            <text:p>-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25912" calcext:value-type="float">
            <text:p>-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50296" calcext:value-type="float">
            <text:p>-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41152" calcext:value-type="float">
            <text:p>-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07624" calcext:value-type="float">
            <text:p>-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6288" calcext:value-type="float">
            <text:p>-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0192" calcext:value-type="float">
            <text:p>-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74096" calcext:value-type="float">
            <text:p>-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1904" calcext:value-type="float">
            <text:p>-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5276" calcext:value-type="float">
            <text:p>-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49712" calcext:value-type="float">
            <text:p>-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46664" calcext:value-type="float">
            <text:p>-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34472" calcext:value-type="float">
            <text:p>-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6184" calcext:value-type="float">
            <text:p>-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9232" calcext:value-type="float">
            <text:p>-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25328" calcext:value-type="float">
            <text:p>-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0088" calcext:value-type="float">
            <text:p>-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656" calcext:value-type="float">
            <text:p>-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67416" calcext:value-type="float">
            <text:p>-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3512" calcext:value-type="float">
            <text:p>-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9608" calcext:value-type="float">
            <text:p>-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656" calcext:value-type="float">
            <text:p>-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6132" calcext:value-type="float">
            <text:p>-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5224" calcext:value-type="float">
            <text:p>-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3512" calcext:value-type="float">
            <text:p>-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5224" calcext:value-type="float">
            <text:p>-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084" calcext:value-type="float">
            <text:p>-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03408" calcext:value-type="float">
            <text:p>-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72928" calcext:value-type="float">
            <text:p>-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2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32" calcext:value-type="float">
            <text:p>-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75976" calcext:value-type="float">
            <text:p>-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57688" calcext:value-type="float">
            <text:p>-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5496" calcext:value-type="float">
            <text:p>-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51592" calcext:value-type="float">
            <text:p>-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57688" calcext:value-type="float">
            <text:p>-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5496" calcext:value-type="float">
            <text:p>-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416" calcext:value-type="float">
            <text:p>-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11968" calcext:value-type="float">
            <text:p>-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11968" calcext:value-type="float">
            <text:p>-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7208" calcext:value-type="float">
            <text:p>-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15016" calcext:value-type="float">
            <text:p>-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9776" calcext:value-type="float">
            <text:p>-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416" calcext:value-type="float">
            <text:p>-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94" calcext:value-type="float">
            <text:p>-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6728" calcext:value-type="float">
            <text:p>-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6728" calcext:value-type="float">
            <text:p>-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02824" calcext:value-type="float">
            <text:p>-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6728" calcext:value-type="float">
            <text:p>-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87584" calcext:value-type="float">
            <text:p>-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32" calcext:value-type="float">
            <text:p>-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272" calcext:value-type="float">
            <text:p>-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1748" calcext:value-type="float">
            <text:p>-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272" calcext:value-type="float">
            <text:p>-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3576" calcext:value-type="float">
            <text:p>-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1748" calcext:value-type="float">
            <text:p>-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14432" calcext:value-type="float">
            <text:p>-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11384" calcext:value-type="float">
            <text:p>-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96144" calcext:value-type="float">
            <text:p>-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0224" calcext:value-type="float">
            <text:p>-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99192" calcext:value-type="float">
            <text:p>-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5768" calcext:value-type="float">
            <text:p>-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1864" calcext:value-type="float">
            <text:p>-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8816" calcext:value-type="float">
            <text:p>-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9296" calcext:value-type="float">
            <text:p>-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81488" calcext:value-type="float">
            <text:p>-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05872" calcext:value-type="float">
            <text:p>-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416" calcext:value-type="float">
            <text:p>-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0256" calcext:value-type="float">
            <text:p>-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1112" calcext:value-type="float">
            <text:p>-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05872" calcext:value-type="float">
            <text:p>-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0632" calcext:value-type="float">
            <text:p>-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7844" calcext:value-type="float">
            <text:p>-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84536" calcext:value-type="float">
            <text:p>-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02824" calcext:value-type="float">
            <text:p>-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0256" calcext:value-type="float">
            <text:p>-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51592" calcext:value-type="float">
            <text:p>-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988" calcext:value-type="float">
            <text:p>-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94264" calcext:value-type="float">
            <text:p>-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156" calcext:value-type="float">
            <text:p>-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06456" calcext:value-type="float">
            <text:p>-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03408" calcext:value-type="float">
            <text:p>-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4608" calcext:value-type="float">
            <text:p>-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03992" calcext:value-type="float">
            <text:p>-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00944" calcext:value-type="float">
            <text:p>-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88752" calcext:value-type="float">
            <text:p>-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82656" calcext:value-type="float">
            <text:p>-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918" calcext:value-type="float">
            <text:p>-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3136" calcext:value-type="float">
            <text:p>-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2228" calcext:value-type="float">
            <text:p>-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6184" calcext:value-type="float">
            <text:p>-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2228" calcext:value-type="float">
            <text:p>-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46664" calcext:value-type="float">
            <text:p>-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0192" calcext:value-type="float">
            <text:p>-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6288" calcext:value-type="float">
            <text:p>-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92384" calcext:value-type="float">
            <text:p>-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92384" calcext:value-type="float">
            <text:p>-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01528" calcext:value-type="float">
            <text:p>-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19816" calcext:value-type="float">
            <text:p>-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25912" calcext:value-type="float">
            <text:p>-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1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35056" calcext:value-type="float">
            <text:p>-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25912" calcext:value-type="float">
            <text:p>-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41152" calcext:value-type="float">
            <text:p>-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41152" calcext:value-type="float">
            <text:p>-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5944" calcext:value-type="float">
            <text:p>-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92968" calcext:value-type="float">
            <text:p>-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99064" calcext:value-type="float">
            <text:p>-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0516" calcext:value-type="float">
            <text:p>-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6496" calcext:value-type="float">
            <text:p>-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5088" calcext:value-type="float">
            <text:p>-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44784" calcext:value-type="float">
            <text:p>-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32592" calcext:value-type="float">
            <text:p>-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38688" calcext:value-type="float">
            <text:p>-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38688" calcext:value-type="float">
            <text:p>-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3448" calcext:value-type="float">
            <text:p>-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04" calcext:value-type="float">
            <text:p>-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41736" calcext:value-type="float">
            <text:p>-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84408" calcext:value-type="float">
            <text:p>-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9168" calcext:value-type="float">
            <text:p>-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4304" calcext:value-type="float">
            <text:p>-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4304" calcext:value-type="float">
            <text:p>-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5264" calcext:value-type="float">
            <text:p>-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9168" calcext:value-type="float">
            <text:p>-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5264" calcext:value-type="float">
            <text:p>-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8312" calcext:value-type="float">
            <text:p>-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02696" calcext:value-type="float">
            <text:p>-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3552" calcext:value-type="float">
            <text:p>-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0504" calcext:value-type="float">
            <text:p>-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9168" calcext:value-type="float">
            <text:p>-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9168" calcext:value-type="float">
            <text:p>-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708" calcext:value-type="float">
            <text:p>-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4512" calcext:value-type="float">
            <text:p>-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3656" calcext:value-type="float">
            <text:p>-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6224" calcext:value-type="float">
            <text:p>-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48416" calcext:value-type="float">
            <text:p>-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4232" calcext:value-type="float">
            <text:p>-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9272" calcext:value-type="float">
            <text:p>-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9272" calcext:value-type="float">
            <text:p>-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4032" calcext:value-type="float">
            <text:p>-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05744" calcext:value-type="float">
            <text:p>-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4232" calcext:value-type="float">
            <text:p>-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91088" calcext:value-type="float">
            <text:p>-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0712" calcext:value-type="float">
            <text:p>-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9376" calcext:value-type="float">
            <text:p>-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21568" calcext:value-type="float">
            <text:p>-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67288" calcext:value-type="float">
            <text:p>-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58144" calcext:value-type="float">
            <text:p>-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82528" calcext:value-type="float">
            <text:p>-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22152" calcext:value-type="float">
            <text:p>-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24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4044" calcext:value-type="float">
            <text:p>-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77016" calcext:value-type="float">
            <text:p>-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89208" calcext:value-type="float">
            <text:p>-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77016" calcext:value-type="float">
            <text:p>-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16056" calcext:value-type="float">
            <text:p>-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43488" calcext:value-type="float">
            <text:p>-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07496" calcext:value-type="float">
            <text:p>-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83112" calcext:value-type="float">
            <text:p>-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8616" calcext:value-type="float">
            <text:p>-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67872" calcext:value-type="float">
            <text:p>-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67872" calcext:value-type="float">
            <text:p>-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31296" calcext:value-type="float">
            <text:p>-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0996" calcext:value-type="float">
            <text:p>-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00816" calcext:value-type="float">
            <text:p>-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82528" calcext:value-type="float">
            <text:p>-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67288" calcext:value-type="float">
            <text:p>-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7948" calcext:value-type="float">
            <text:p>-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4044" calcext:value-type="float">
            <text:p>-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83112" calcext:value-type="float">
            <text:p>-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8616" calcext:value-type="float">
            <text:p>-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014" calcext:value-type="float">
            <text:p>-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1664" calcext:value-type="float">
            <text:p>-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5568" calcext:value-type="float">
            <text:p>-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58728" calcext:value-type="float">
            <text:p>-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55299" calcext:value-type="float">
            <text:p>-11.1552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162526451613" calcext:value-type="float">
            <text:p>-11.1162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90529" calcext:value-type="float">
            <text:p>-11.090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33104" calcext:value-type="float">
            <text:p>-11.04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3275" calcext:value-type="float">
            <text:p>-10.96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89251612903" calcext:value-type="float">
            <text:p>-10.818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942521290323" calcext:value-type="float">
            <text:p>-10.6942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03829677419" calcext:value-type="float">
            <text:p>-10.6103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827602580645" calcext:value-type="float">
            <text:p>-10.4827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12604137931" calcext:value-type="float">
            <text:p>-10.53126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2732" calcext:value-type="float">
            <text:p>-10.68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650975" calcext:value-type="float">
            <text:p>-10.9365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978" calcext:value-type="float">
            <text:p>-10.93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138328888889" calcext:value-type="float">
            <text:p>-10.713832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9942" calcext:value-type="float">
            <text:p>-10.59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86212" calcext:value-type="float">
            <text:p>-10.58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668445" calcext:value-type="float">
            <text:p>-10.5668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777339354839" calcext:value-type="float">
            <text:p>-10.6777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961321290323" calcext:value-type="float">
            <text:p>-10.4961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9014" calcext:value-type="float">
            <text:p>-10.399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5972" calcext:value-type="float">
            <text:p>-10.4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564045" calcext:value-type="float">
            <text:p>-10.8564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504224" calcext:value-type="float">
            <text:p>-11.05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738637419355" calcext:value-type="float">
            <text:p>-11.2738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3277226666667" calcext:value-type="float">
            <text:p>-11.32772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9856" calcext:value-type="float">
            <text:p>-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02696" calcext:value-type="float">
            <text:p>-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867264" calcext:value-type="float">
            <text:p>-10.898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764525" calcext:value-type="float">
            <text:p>-10.8776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81284" calcext:value-type="float">
            <text:p>-10.78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638325" calcext:value-type="float">
            <text:p>-10.6863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89832258065" calcext:value-type="float">
            <text:p>-10.6689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21889655172" calcext:value-type="float">
            <text:p>-10.68218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121468387097" calcext:value-type="float">
            <text:p>-10.7121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494110967742" calcext:value-type="float">
            <text:p>-10.7494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04" calcext:value-type="float">
            <text:p>-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812511428571" calcext:value-type="float">
            <text:p>-10.88125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7207" calcext:value-type="float">
            <text:p>-10.927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4342" calcext:value-type="float">
            <text:p>-10.864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700955" calcext:value-type="float">
            <text:p>-10.6700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684075" calcext:value-type="float">
            <text:p>-10.5368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29664" calcext:value-type="float">
            <text:p>-10.32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69215483871" calcext:value-type="float">
            <text:p>-10.069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2943424" calcext:value-type="float">
            <text:p>-9.829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193104" calcext:value-type="float">
            <text:p>-9.51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3531793548387" calcext:value-type="float">
            <text:p>-9.6353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9008275862069" calcext:value-type="float">
            <text:p>-9.99008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640967741936" calcext:value-type="float">
            <text:p>-10.164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854234482759" calcext:value-type="float">
            <text:p>-10.28542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88671483871" calcext:value-type="float">
            <text:p>-10.2886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8957175" calcext:value-type="float">
            <text:p>-10.2895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76301935484" calcext:value-type="float">
            <text:p>-10.4376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778075" calcext:value-type="float">
            <text:p>-10.4377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633528" calcext:value-type="float">
            <text:p>-10.16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531829677419" calcext:value-type="float">
            <text:p>-10.1531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54614193548" calcext:value-type="float">
            <text:p>-10.3654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34816" calcext:value-type="float">
            <text:p>-10.53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81325217391" calcext:value-type="float">
            <text:p>-10.668132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5104" calcext:value-type="float">
            <text:p>-10.8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39682580645" calcext:value-type="float">
            <text:p>-11.0039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999166896552" calcext:value-type="float">
            <text:p>-10.999916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545325" calcext:value-type="float">
            <text:p>-10.8654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13543225807" calcext:value-type="float">
            <text:p>-10.81135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872652903226" calcext:value-type="float">
            <text:p>-10.7872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362299354839" calcext:value-type="float">
            <text:p>-10.8362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272584" calcext:value-type="float">
            <text:p>-10.62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14358709677" calcext:value-type="float">
            <text:p>-10.4314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967575" calcext:value-type="float">
            <text:p>-10.3596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3276" calcext:value-type="float">
            <text:p>-10.46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3021075" calcext:value-type="float">
            <text:p>-10.8302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5792" calcext:value-type="float">
            <text:p>-11.0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789754285714" calcext:value-type="float">
            <text:p>-11.17897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08512" calcext:value-type="float">
            <text:p>-11.2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985808" calcext:value-type="float">
            <text:p>-11.09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11047483871" calcext:value-type="float">
            <text:p>-11.0110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415334193548" calcext:value-type="float">
            <text:p>-10.9415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419267096774" calcext:value-type="float">
            <text:p>-10.9419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646976" calcext:value-type="float">
            <text:p>-10.86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5838" calcext:value-type="float">
            <text:p>-10.895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503883870968" calcext:value-type="float">
            <text:p>-10.8503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0504" calcext:value-type="float">
            <text:p>-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2383483871" calcext:value-type="float">
            <text:p>-11.03238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781465" calcext:value-type="float">
            <text:p>-11.0781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93181935484" calcext:value-type="float">
            <text:p>-10.9893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85969655172" calcext:value-type="float">
            <text:p>-10.89859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903132903226" calcext:value-type="float">
            <text:p>-10.7903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673058064516" calcext:value-type="float">
            <text:p>-10.767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475528" calcext:value-type="float">
            <text:p>-10.74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910015483871" calcext:value-type="float">
            <text:p>-10.7910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15391483871" calcext:value-type="float">
            <text:p>-10.7153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0503975" calcext:value-type="float">
            <text:p>-10.6050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8732" calcext:value-type="float">
            <text:p>-10.42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07616" calcext:value-type="float">
            <text:p>-10.36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253075" calcext:value-type="float">
            <text:p>-10.3425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907592" calcext:value-type="float">
            <text:p>-10.29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07396" calcext:value-type="float">
            <text:p>-10.40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66094285714" calcext:value-type="float">
            <text:p>-10.53660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7665525" calcext:value-type="float">
            <text:p>-10.5766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155016774194" calcext:value-type="float">
            <text:p>-10.5155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419144" calcext:value-type="float">
            <text:p>-10.54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96169" calcext:value-type="float">
            <text:p>-10.4961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835456" calcext:value-type="float">
            <text:p>-10.28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9220125" calcext:value-type="float">
            <text:p>-9.9922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6775251612903" calcext:value-type="float">
            <text:p>-9.8677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039176" calcext:value-type="float">
            <text:p>-9.70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0339075" calcext:value-type="float">
            <text:p>-9.6033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164904" calcext:value-type="float">
            <text:p>-9.81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9334425" calcext:value-type="float">
            <text:p>-9.9933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420623448276" calcext:value-type="float">
            <text:p>-10.14206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679375" calcext:value-type="float">
            <text:p>-10.167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965491612903" calcext:value-type="float">
            <text:p>-10.0965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8652619354839" calcext:value-type="float">
            <text:p>-9.9865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155125" calcext:value-type="float">
            <text:p>-9.815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4052903225807" calcext:value-type="float">
            <text:p>-9.64052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8301032258065" calcext:value-type="float">
            <text:p>-9.5830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4870167741936" calcext:value-type="float">
            <text:p>-9.44870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0214" calcext:value-type="float">
            <text:p>-9.50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0384283870968" calcext:value-type="float">
            <text:p>-9.8038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947728" calcext:value-type="float">
            <text:p>-10.09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6861675" calcext:value-type="float">
            <text:p>-10.2686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115357241379" calcext:value-type="float">
            <text:p>-10.211535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9960309677419" calcext:value-type="float">
            <text:p>-9.99960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9085238709677" calcext:value-type="float">
            <text:p>-9.9908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893716129032" calcext:value-type="float">
            <text:p>-10.089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331192258064" calcext:value-type="float">
            <text:p>-10.23311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060745806452" calcext:value-type="float">
            <text:p>-10.3060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957507096774" calcext:value-type="float">
            <text:p>-10.2957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60397419355" calcext:value-type="float">
            <text:p>-10.39603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5308" calcext:value-type="float">
            <text:p>-10.46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561875" calcext:value-type="float">
            <text:p>-10.6656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553969032258" calcext:value-type="float">
            <text:p>-10.9553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616836129032" calcext:value-type="float">
            <text:p>-11.0616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459814285714" calcext:value-type="float">
            <text:p>-10.84598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84561" calcext:value-type="float">
            <text:p>-10.5845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55538064516" calcext:value-type="float">
            <text:p>-10.4655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746978064516" calcext:value-type="float">
            <text:p>-10.4746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58139354839" calcext:value-type="float">
            <text:p>-10.5558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64912" calcext:value-type="float">
            <text:p>-10.68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1569525" calcext:value-type="float">
            <text:p>-10.5156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40676129032" calcext:value-type="float">
            <text:p>-10.3240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668072" calcext:value-type="float">
            <text:p>-10.16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4641058064516" calcext:value-type="float">
            <text:p>-9.9464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161017931035" calcext:value-type="float">
            <text:p>-10.116101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88524" calcext:value-type="float">
            <text:p>-10.28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04142857143" calcext:value-type="float">
            <text:p>-10.3904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580872258065" calcext:value-type="float">
            <text:p>-10.3580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33279" calcext:value-type="float">
            <text:p>-10.2332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58112" calcext:value-type="float">
            <text:p>-10.32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974221935484" calcext:value-type="float">
            <text:p>-10.2974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01148" calcext:value-type="float">
            <text:p>-10.20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9538116129032" calcext:value-type="float">
            <text:p>-9.8953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7214875" calcext:value-type="float">
            <text:p>-9.5721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9904283870968" calcext:value-type="float">
            <text:p>-9.4990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4838296774194" calcext:value-type="float">
            <text:p>-9.8483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588711111111" calcext:value-type="float">
            <text:p>-10.15887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651783225807" calcext:value-type="float">
            <text:p>-10.16517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637602758621" calcext:value-type="float">
            <text:p>-10.063760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32289" calcext:value-type="float">
            <text:p>-9.932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7679819354839" calcext:value-type="float">
            <text:p>-9.8767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410776" calcext:value-type="float">
            <text:p>-9.84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7169729032258" calcext:value-type="float">
            <text:p>-9.6716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0455483870968" calcext:value-type="float">
            <text:p>-9.4045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1428877419355" calcext:value-type="float">
            <text:p>-9.4142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075104516129" calcext:value-type="float">
            <text:p>-9.3075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0515664516129" calcext:value-type="float">
            <text:p>-9.2051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63837" calcext:value-type="float">
            <text:p>-9.3638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890584" calcext:value-type="float">
            <text:p>-9.78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05263" calcext:value-type="float">
            <text:p>-10.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577865714286" calcext:value-type="float">
            <text:p>-10.15778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9677325" calcext:value-type="float">
            <text:p>-9.9967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912575483871" calcext:value-type="float">
            <text:p>-9.7912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7011819354839" calcext:value-type="float">
            <text:p>-9.7701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2753858064516" calcext:value-type="float">
            <text:p>-9.8275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91522" calcext:value-type="float">
            <text:p>-9.891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7591571428571" calcext:value-type="float">
            <text:p>-9.77591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77984" calcext:value-type="float">
            <text:p>-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366072" calcext:value-type="float">
            <text:p>-9.83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013512" calcext:value-type="float">
            <text:p>-10.20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3136" calcext:value-type="float">
            <text:p>-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341608" calcext:value-type="float">
            <text:p>-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305737142857" calcext:value-type="float">
            <text:p>-11.23057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394508387097" calcext:value-type="float">
            <text:p>-11.23945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524353548387" calcext:value-type="float">
            <text:p>-11.1524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100616" calcext:value-type="float">
            <text:p>-11.11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13592" calcext:value-type="float">
            <text:p>-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28248" calcext:value-type="float">
            <text:p>-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793757419355" calcext:value-type="float">
            <text:p>-11.1793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50168" calcext:value-type="float">
            <text:p>-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2772" calcext:value-type="float">
            <text:p>-11.00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014" calcext:value-type="float">
            <text:p>-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89208" calcext:value-type="float">
            <text:p>-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153302857143" calcext:value-type="float">
            <text:p>-11.11533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103954285714" calcext:value-type="float">
            <text:p>-11.11039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6808" calcext:value-type="float">
            <text:p>-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72939354839" calcext:value-type="float">
            <text:p>-10.9672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69752" calcext:value-type="float">
            <text:p>-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32454193548" calcext:value-type="float">
            <text:p>-10.9232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156" calcext:value-type="float">
            <text:p>-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021476129032" calcext:value-type="float">
            <text:p>-10.2021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91928" calcext:value-type="float">
            <text:p>-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06508" calcext:value-type="float">
            <text:p>-9.90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77272" calcext:value-type="float">
            <text:p>-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15104" calcext:value-type="float">
            <text:p>-10.61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84408" calcext:value-type="float">
            <text:p>-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5556" calcext:value-type="float">
            <text:p>-10.92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86416" calcext:value-type="float">
            <text:p>-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580517647059" calcext:value-type="float">
            <text:p>-10.858051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5088" calcext:value-type="float">
            <text:p>-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0984" calcext:value-type="float">
            <text:p>-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75264" calcext:value-type="float">
            <text:p>-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56976" calcext:value-type="float">
            <text:p>-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3136" calcext:value-type="float">
            <text:p>-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275888" calcext:value-type="float">
            <text:p>-10.52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5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111430769231" calcext:value-type="float">
            <text:p>-10.61114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568" meta:object-count="0"/>
    <meta:user-defined meta:name="AppVersion">3.0</meta:user-defined>
  </office:meta>
</office:document-meta>
</file>